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may-break-between-rows="true" table:border-model="collapsing">
        <style:background-image/>
      </style:table-properties>
    </style:style>
    <style:style style:name="FoodItems.A" style:family="table-column">
      <style:table-column-properties style:column-width="4.6861in" style:rel-column-width="44347*"/>
    </style:style>
    <style:style style:name="FoodItems.B" style:family="table-column">
      <style:table-column-properties style:column-width="0.5597in" style:rel-column-width="5296*"/>
    </style:style>
    <style:style style:name="FoodItems.E" style:family="table-column">
      <style:table-column-properties style:column-width="0.5597in" style:rel-column-width="5300*"/>
    </style:style>
    <style:style style:name="FoodItems.1" style:family="table-row">
      <style:table-row-properties fo:background-color="#cccccc" fo:keep-together="always">
        <style:background-image/>
      </style:table-row-properties>
    </style:style>
    <style:style style:name="FoodItems.A1" style:family="table-cell">
      <style:table-cell-properties fo:background-color="transparent" fo:padding-left="0.0403in" fo:padding-right="0.0403in" fo:padding-top="0.0201in" fo:padding-bottom="0.0201in" fo:border-left="2pt solid #dddddd" fo:border-right="none" fo:border-top="2pt solid #dddddd" fo:border-bottom="2pt solid #dddddd" style:writing-mode="page">
        <style:background-image/>
      </style:table-cell-properties>
    </style:style>
    <style:style style:name="FoodItems.E1" style:family="table-cell">
      <style:table-cell-properties fo:background-color="transparent" fo:padding-left="0.0403in" fo:padding-right="0.0403in" fo:padding-top="0.0201in" fo:padding-bottom="0.0201in" fo:border="2pt solid #dddddd" style:writing-mode="page">
        <style:background-image/>
      </style:table-cell-properties>
    </style:style>
    <style:style style:name="FoodItems.2" style:family="table-row">
      <style:table-row-properties fo:background-color="#eeeeee" fo:keep-together="always">
        <style:background-image/>
      </style:table-row-properties>
    </style:style>
    <style:style style:name="FoodItems.A2" style:family="table-cell">
      <style:table-cell-properties fo:background-color="transparent" fo:padding-left="0.0403in" fo:padding-right="0.0403in" fo:padding-top="0.0201in" fo:padding-bottom="0.0201in" fo:border-left="2pt solid #dddddd" fo:border-right="none" fo:border-top="none" fo:border-bottom="2pt solid #dddddd" style:writing-mode="page">
        <style:background-image/>
      </style:table-cell-properties>
    </style:style>
    <style:style style:name="FoodItems.B2" style:family="table-cell" style:data-style-name="N0">
      <style:table-cell-properties fo:background-color="transparent" fo:padding-left="0.0403in" fo:padding-right="0.0403in" fo:padding-top="0.0201in" fo:padding-bottom="0.0201in" fo:border-left="2pt solid #dddddd" fo:border-right="none" fo:border-top="none" fo:border-bottom="2pt solid #dddddd" style:writing-mode="page">
        <style:background-image/>
      </style:table-cell-properties>
    </style:style>
    <style:style style:name="FoodItems.E2" style:family="table-cell" style:data-style-name="N0">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3" style:family="table-row">
      <style:table-row-properties fo:background-color="transparent" fo:keep-together="always">
        <style:background-image/>
      </style:table-row-properties>
    </style:style>
    <style:style style:name="FoodItems.E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9" style:family="table-row">
      <style:table-row-properties fo:background-color="#ffffff" fo:keep-together="always">
        <style:background-image/>
      </style:table-row-properties>
    </style:style>
    <style:style style:name="FoodItems.A9" style:family="table-cell">
      <style:table-cell-properties fo:background-color="transparent" fo:padding="0in" fo:border-left="none" fo:border-right="none" fo:border-top="none" fo:border-bottom="2pt solid #dddddd" style:writing-mode="page">
        <style:background-image/>
      </style:table-cell-properties>
    </style:style>
    <style:style style:name="FoodItems.B9" style:family="table-cell" style:data-style-name="N0">
      <style:table-cell-properties fo:background-color="transparent" fo:padding="0in" fo:border-left="2pt solid #dddddd" fo:border-right="none" fo:border-top="none" fo:border-bottom="2pt solid #dddddd" style:writing-mode="page">
        <style:background-image/>
      </style:table-cell-properties>
    </style:style>
    <style:style style:name="FoodItems.E1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24" style:family="table-cell">
      <style:table-cell-properties fo:background-color="transparent" fo:padding="0in" fo:border-left="none" fo:border-right="none" fo:border-top="none" fo:border-bottom="2pt solid #dddddd" style:writing-mode="page">
        <style:background-image/>
      </style:table-cell-properties>
    </style:style>
    <style:style style:name="FoodItems.E2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39" style:family="table-cell">
      <style:table-cell-properties fo:background-color="#ffffff" fo:padding="0in" fo:border-left="none" fo:border-right="none" fo:border-top="none" fo:border-bottom="2pt solid #dddddd" style:writing-mode="page">
        <style:background-image/>
      </style:table-cell-properties>
    </style:style>
    <style:style style:name="FoodItems.B39" style:family="table-cell" style:data-style-name="N0">
      <style:table-cell-properties fo:background-color="#ffffff" fo:padding="0in" fo:border-left="2pt solid #dddddd" fo:border-right="none" fo:border-top="none" fo:border-bottom="2pt solid #dddddd" style:writing-mode="page">
        <style:background-image/>
      </style:table-cell-properties>
    </style:style>
    <style:style style:name="FoodItems.E4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57" style:family="table-cell">
      <style:table-cell-properties fo:background-color="#ffffff" fo:padding="0in" fo:border-left="none" fo:border-right="none" fo:border-top="none" fo:border-bottom="2pt solid #dddddd" style:writing-mode="page">
        <style:background-image/>
      </style:table-cell-properties>
    </style:style>
    <style:style style:name="FoodItems.E5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84" style:family="table-cell">
      <style:table-cell-properties fo:background-color="#ffffff" fo:padding="0in" fo:border-left="none" fo:border-right="none" fo:border-top="none" fo:border-bottom="2pt solid #dddddd" style:writing-mode="page">
        <style:background-image/>
      </style:table-cell-properties>
    </style:style>
    <style:style style:name="FoodItems.E8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95" style:family="table-cell">
      <style:table-cell-properties fo:background-color="#ffffff" fo:padding="0in" fo:border-left="none" fo:border-right="none" fo:border-top="none" fo:border-bottom="2pt solid #dddddd" style:writing-mode="page">
        <style:background-image/>
      </style:table-cell-properties>
    </style:style>
    <style:style style:name="FoodItems.E9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120" style:family="table-cell">
      <style:table-cell-properties fo:background-color="#ffffff" fo:padding="0in" fo:border-left="none" fo:border-right="none" fo:border-top="none" fo:border-bottom="2pt solid #dddddd" style:writing-mode="page">
        <style:background-image/>
      </style:table-cell-properties>
    </style:style>
    <style:style style:name="FoodItems.E12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128" style:family="table-cell">
      <style:table-cell-properties fo:background-color="#ffffff" fo:padding="0in" fo:border-left="none" fo:border-right="none" fo:border-top="none" fo:border-bottom="2pt solid #dddddd" style:writing-mode="page">
        <style:background-image/>
      </style:table-cell-properties>
    </style:style>
    <style:style style:name="FoodItems.E13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148" style:family="table-cell">
      <style:table-cell-properties fo:background-color="#ffffff" fo:padding="0in" fo:border-left="none" fo:border-right="none" fo:border-top="none" fo:border-bottom="2pt solid #dddddd" style:writing-mode="page">
        <style:background-image/>
      </style:table-cell-properties>
    </style:style>
    <style:style style:name="FoodItems.E15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P1" style:family="paragraph" style:parent-style-name="Standard">
      <style:text-properties officeooo:rsid="0036d204" officeooo:paragraph-rsid="0036d204"/>
    </style:style>
    <style:style style:name="P2" style:family="paragraph" style:parent-style-name="Standard">
      <style:text-properties officeooo:rsid="003810eb" officeooo:paragraph-rsid="003810eb"/>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d2755" officeooo:paragraph-rsid="000d275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4a83" officeooo:paragraph-rsid="000e4a8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4a83" officeooo:paragraph-rsid="002287a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1031" officeooo:paragraph-rsid="0012103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9ba6" officeooo:paragraph-rsid="00139ba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361d" officeooo:paragraph-rsid="0014361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9d" officeooo:paragraph-rsid="0014b59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9d" officeooo:paragraph-rsid="0016565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9d" officeooo:paragraph-rsid="0017765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3a6f" officeooo:paragraph-rsid="001b3a6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185c" officeooo:paragraph-rsid="001d185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185c" officeooo:paragraph-rsid="001f8c7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a682" officeooo:paragraph-rsid="001da68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a682" officeooo:paragraph-rsid="001f8c7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8c70" officeooo:paragraph-rsid="001f8c7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401" officeooo:paragraph-rsid="0020740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caef" officeooo:paragraph-rsid="0021cae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2860f" officeooo:paragraph-rsid="0022860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fdf0" officeooo:paragraph-rsid="0024fdf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434e" officeooo:paragraph-rsid="0025434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0f68" officeooo:paragraph-rsid="00270f6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0f68" officeooo:paragraph-rsid="00278dd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1ce" officeooo:paragraph-rsid="0028a1c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23f4" officeooo:paragraph-rsid="002a23f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93b3" officeooo:paragraph-rsid="002a93b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d4e4" officeooo:paragraph-rsid="002bd4e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cf65" officeooo:paragraph-rsid="002fcf6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09de" officeooo:paragraph-rsid="003609d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8346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0bdb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609d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6d20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77" officeooo:paragraph-rsid="0038867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7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a6293" officeooo:paragraph-rsid="003a629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60c9" officeooo:paragraph-rsid="003c60c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2846" officeooo:paragraph-rsid="003e284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75a9" officeooo:paragraph-rsid="003e75a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c4c1" officeooo:paragraph-rsid="003ec4c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f463b" officeooo:paragraph-rsid="003f463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0dbfd" officeooo:paragraph-rsid="0040dbf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326f" officeooo:paragraph-rsid="0042326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6fb9" officeooo:paragraph-rsid="00426fb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3cbe" officeooo:paragraph-rsid="00433cb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483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4830" officeooo:paragraph-rsid="0044483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5be58" officeooo:paragraph-rsid="0045be5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75d01" officeooo:paragraph-rsid="00475d0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0eb5" officeooo:paragraph-rsid="00490eb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18ef" officeooo:paragraph-rsid="004918e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d1e5" officeooo:paragraph-rsid="0049d1e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a5b4e" officeooo:paragraph-rsid="004a5b4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31920" officeooo:paragraph-rsid="0053192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47a1f" officeooo:paragraph-rsid="00547a1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48b9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48b9d" officeooo:paragraph-rsid="00548b9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57eac" officeooo:paragraph-rsid="00557ea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62fea" officeooo:paragraph-rsid="00562fe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7d23a" officeooo:paragraph-rsid="0057d23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8042d" officeooo:paragraph-rsid="0058042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9eb41" officeooo:paragraph-rsid="0059eb4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a1ee1" officeooo:paragraph-rsid="000a1ee1"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ad724" officeooo:paragraph-rsid="000ad724"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8346a" officeooo:paragraph-rsid="0038346a"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number-columns-repeated="3"/>
        <table:table-column table:style-name="FoodItems.E"/>
        <table:table-header-rows>
          <table:table-row table:style-name="FoodItems.1">
            <table:table-cell table:style-name="FoodItems.A1" office:value-type="string">
              <text:p text:style-name="P65">Food Item</text:p>
            </table:table-cell>
            <table:table-cell table:style-name="FoodItems.A1" office:value-type="string">
              <text:p text:style-name="P66">HP<text:span text:style-name="T26">+</text:span></text:p>
            </table:table-cell>
            <table:table-cell table:style-name="FoodItems.A1" office:value-type="string">
              <text:p text:style-name="P66">Value</text:p>
            </table:table-cell>
            <table:table-cell table:style-name="FoodItems.A1" office:value-type="string">
              <text:p text:style-name="P67">Rarity</text:p>
            </table:table-cell>
            <table:table-cell table:style-name="FoodItems.E1" office:value-type="string">
              <text:p text:style-name="P67">Notes</text:p>
            </table:table-cell>
          </table:table-row>
        </table:table-header-rows>
        <table:table-row table:style-name="FoodItems.2">
          <table:table-cell table:style-name="FoodItems.A2" office:value-type="string">
            <text:p text:style-name="P4">Coffee <text:span text:style-name="T9">(6)</text:span></text:p>
            <text:p text:style-name="P4"><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4">Ground Bloodleaf Coffee</text:p>
          </table:table-cell>
          <table:table-cell table:style-name="FoodItems.B2" office:value-type="float" office:value="-5">
            <text:p text:style-name="P3">-<text:span text:style-name="T19">5</text:span></text:p>
          </table:table-cell>
          <table:table-cell table:style-name="FoodItems.B2" office:value-type="float" office:value="50">
            <text:p text:style-name="P36">50</text:p>
          </table:table-cell>
          <table:table-cell table:style-name="FoodItems.A2" office:value-type="string">
            <text:p text:style-name="P32">C</text:p>
          </table:table-cell>
          <table:table-cell table:style-name="FoodItems.E3" office:value-type="string">
            <text:p text:style-name="P33">a</text:p>
          </table:table-cell>
        </table:table-row>
        <table:table-row table:style-name="FoodItems.3">
          <table:table-cell table:style-name="FoodItems.A2" office:value-type="string">
            <text:p text:style-name="P4">Ground Hubflower Coffee</text:p>
          </table:table-cell>
          <table:table-cell table:style-name="FoodItems.B2" office:value-type="float" office:value="-5">
            <text:p text:style-name="P3">-<text:span text:style-name="T19">5</text:span></text:p>
          </table:table-cell>
          <table:table-cell table:style-name="FoodItems.B2" office:value-type="float" office:value="50">
            <text:p text:style-name="P36">50</text:p>
          </table:table-cell>
          <table:table-cell table:style-name="FoodItems.A2" office:value-type="string">
            <text:p text:style-name="P32">C</text:p>
          </table:table-cell>
          <table:table-cell table:style-name="FoodItems.E4" office:value-type="string">
            <text:p text:style-name="P33">a</text:p>
          </table:table-cell>
        </table:table-row>
        <table:table-row table:style-name="FoodItems.3">
          <table:table-cell table:style-name="FoodItems.A2" office:value-type="string">
            <text:p text:style-name="P4">Ground Decaf “Coffee”</text:p>
          </table:table-cell>
          <table:table-cell table:style-name="FoodItems.B2" office:value-type="float" office:value="0">
            <text:p text:style-name="P30">0</text:p>
          </table:table-cell>
          <table:table-cell table:style-name="FoodItems.B2" office:value-type="float" office:value="1">
            <text:p text:style-name="P30">1</text:p>
          </table:table-cell>
          <table:table-cell table:style-name="FoodItems.A2" office:value-type="string">
            <text:p text:style-name="P32">C</text:p>
          </table:table-cell>
          <table:table-cell table:style-name="FoodItems.E5" office:value-type="string">
            <text:p text:style-name="P34">a</text:p>
          </table:table-cell>
        </table:table-row>
        <table:table-row table:style-name="FoodItems.3">
          <table:table-cell table:style-name="FoodItems.A2" office:value-type="string">
            <text:p text:style-name="P4">Brewed Bloodleaf Coffee</text:p>
          </table:table-cell>
          <table:table-cell table:style-name="FoodItems.B2" office:value-type="float" office:value="2">
            <text:p text:style-name="P30">2</text:p>
          </table:table-cell>
          <table:table-cell table:style-name="FoodItems.B2" office:value-type="float" office:value="4">
            <text:p text:style-name="P36">4</text:p>
          </table:table-cell>
          <table:table-cell table:style-name="FoodItems.A2" office:value-type="string">
            <text:p text:style-name="P32">C</text:p>
          </table:table-cell>
          <table:table-cell table:style-name="FoodItems.E6" office:value-type="string">
            <text:p text:style-name="P33">b</text:p>
          </table:table-cell>
        </table:table-row>
        <table:table-row table:style-name="FoodItems.3">
          <table:table-cell table:style-name="FoodItems.A2" office:value-type="string">
            <text:p text:style-name="P4">Brewed Hubflower Coffee</text:p>
          </table:table-cell>
          <table:table-cell table:style-name="FoodItems.B2" office:value-type="float" office:value="2">
            <text:p text:style-name="P30">2</text:p>
          </table:table-cell>
          <table:table-cell table:style-name="FoodItems.B2" office:value-type="float" office:value="4">
            <text:p text:style-name="P36">4</text:p>
          </table:table-cell>
          <table:table-cell table:style-name="FoodItems.A2" office:value-type="string">
            <text:p text:style-name="P32">C</text:p>
          </table:table-cell>
          <table:table-cell table:style-name="FoodItems.E7" office:value-type="string">
            <text:p text:style-name="P33">b</text:p>
          </table:table-cell>
        </table:table-row>
        <table:table-row table:style-name="FoodItems.3">
          <table:table-cell table:style-name="FoodItems.A2" office:value-type="string">
            <text:p text:style-name="P4">Brewed Decaf “Coffee”</text:p>
          </table:table-cell>
          <table:table-cell table:style-name="FoodItems.B2" office:value-type="float" office:value="0">
            <text:p text:style-name="P30">0</text:p>
          </table:table-cell>
          <table:table-cell table:style-name="FoodItems.B2" office:value-type="float" office:value="1">
            <text:p text:style-name="P30">1</text:p>
          </table:table-cell>
          <table:table-cell table:style-name="FoodItems.A2" office:value-type="string">
            <text:p text:style-name="P32">C</text:p>
          </table:table-cell>
          <table:table-cell table:style-name="FoodItems.E8" office:value-type="string">
            <text:p text:style-name="P35">a</text:p>
          </table:table-cell>
        </table:table-row>
        <table:table-row table:style-name="FoodItems.9">
          <table:table-cell table:style-name="FoodItems.A9" office:value-type="string">
            <text:p text:style-name="P4"/>
          </table:table-cell>
          <table:table-cell table:style-name="FoodItems.B9">
            <text:p text:style-name="P30"/>
          </table:table-cell>
          <table:table-cell table:style-name="FoodItems.B9">
            <text:p text:style-name="P30"/>
          </table:table-cell>
          <table:table-cell table:style-name="FoodItems.B9">
            <text:p text:style-name="P32"/>
          </table:table-cell>
          <table:table-cell table:style-name="FoodItems.B9">
            <text:p text:style-name="P35"/>
          </table:table-cell>
        </table:table-row>
        <table:table-row table:style-name="FoodItems.2">
          <table:table-cell table:style-name="FoodItems.A2" office:value-type="string">
            <text:p text:style-name="P5">Juice <text:span text:style-name="T9">(13)</text:span></text:p>
            <text:p text:style-name="P5"><text:s text:c="4"/><text:span text:style-name="T20">All juice temporarily boosts healing speed from other foods ingested, and therefore should be consumed at the same time as other foods for best results.</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6">Juice, <text:span text:style-name="T3">Apple</text:span></text:p>
          </table:table-cell>
          <table:table-cell table:style-name="FoodItems.B2" office:value-type="float" office:value="6">
            <text:p text:style-name="P36">6</text:p>
          </table:table-cell>
          <table:table-cell table:style-name="FoodItems.B2" office:value-type="float" office:value="12">
            <text:p text:style-name="P36">12</text:p>
          </table:table-cell>
          <table:table-cell table:style-name="FoodItems.A2" office:value-type="string">
            <text:p text:style-name="P32">C</text:p>
          </table:table-cell>
          <table:table-cell table:style-name="FoodItems.E11" office:value-type="string">
            <text:p text:style-name="P3">-</text:p>
          </table:table-cell>
        </table:table-row>
        <table:table-row table:style-name="FoodItems.3">
          <table:table-cell table:style-name="FoodItems.A2" office:value-type="string">
            <text:p text:style-name="P5">Juice, <text:span text:style-name="T1">Aster Tea</text:span></text:p>
          </table:table-cell>
          <table:table-cell table:style-name="FoodItems.B2" office:value-type="float" office:value="22">
            <text:p text:style-name="P37">22</text:p>
          </table:table-cell>
          <table:table-cell table:style-name="FoodItems.B2" office:value-type="float" office:value="50">
            <text:p text:style-name="P36">50</text:p>
          </table:table-cell>
          <table:table-cell table:style-name="FoodItems.A2" office:value-type="string">
            <text:p text:style-name="P32">R</text:p>
          </table:table-cell>
          <table:table-cell table:style-name="FoodItems.E12" office:value-type="string">
            <text:p text:style-name="P3">-</text:p>
          </table:table-cell>
        </table:table-row>
        <table:table-row table:style-name="FoodItems.3">
          <table:table-cell table:style-name="FoodItems.A2" office:value-type="string">
            <text:p text:style-name="P5">Juice, <text:span text:style-name="T1">Black Bloodleaf</text:span></text:p>
          </table:table-cell>
          <table:table-cell table:style-name="FoodItems.B2" office:value-type="float" office:value="22">
            <text:p text:style-name="P36">22</text:p>
          </table:table-cell>
          <table:table-cell table:style-name="FoodItems.B2" office:value-type="float" office:value="50">
            <text:p text:style-name="P36">50</text:p>
          </table:table-cell>
          <table:table-cell table:style-name="FoodItems.A2" office:value-type="string">
            <text:p text:style-name="P32">R</text:p>
          </table:table-cell>
          <table:table-cell table:style-name="FoodItems.E13" office:value-type="string">
            <text:p text:style-name="P3">-</text:p>
          </table:table-cell>
        </table:table-row>
        <table:table-row table:style-name="FoodItems.3">
          <table:table-cell table:style-name="FoodItems.A2" office:value-type="string">
            <text:p text:style-name="P5">Juice, <text:span text:style-name="T1">Blight n’ Berry</text:span></text:p>
          </table:table-cell>
          <table:table-cell table:style-name="FoodItems.B2" office:value-type="float" office:value="22">
            <text:p text:style-name="P36">22</text:p>
          </table:table-cell>
          <table:table-cell table:style-name="FoodItems.B2" office:value-type="float" office:value="50">
            <text:p text:style-name="P36">50</text:p>
          </table:table-cell>
          <table:table-cell table:style-name="FoodItems.A2" office:value-type="string">
            <text:p text:style-name="P32">R</text:p>
          </table:table-cell>
          <table:table-cell table:style-name="FoodItems.E14" office:value-type="string">
            <text:p text:style-name="P3">-</text:p>
          </table:table-cell>
        </table:table-row>
        <table:table-row table:style-name="FoodItems.3">
          <table:table-cell table:style-name="FoodItems.A2" office:value-type="string">
            <text:p text:style-name="P5">Juice, <text:span text:style-name="T1">Golden Gourd</text:span></text:p>
          </table:table-cell>
          <table:table-cell table:style-name="FoodItems.B2" office:value-type="float" office:value="6">
            <text:p text:style-name="P36">6</text:p>
          </table:table-cell>
          <table:table-cell table:style-name="FoodItems.B2" office:value-type="float" office:value="12">
            <text:p text:style-name="P36">12</text:p>
          </table:table-cell>
          <table:table-cell table:style-name="FoodItems.A2" office:value-type="string">
            <text:p text:style-name="P32">C</text:p>
          </table:table-cell>
          <table:table-cell table:style-name="FoodItems.E15" office:value-type="string">
            <text:p text:style-name="P3">-</text:p>
          </table:table-cell>
        </table:table-row>
        <table:table-row table:style-name="FoodItems.3">
          <table:table-cell table:style-name="FoodItems.A2" office:value-type="string">
            <text:p text:style-name="P5">Juice, <text:span text:style-name="T1">Lure Weed Tea</text:span></text:p>
          </table:table-cell>
          <table:table-cell table:style-name="FoodItems.B2" office:value-type="float" office:value="22">
            <text:p text:style-name="P36">22</text:p>
          </table:table-cell>
          <table:table-cell table:style-name="FoodItems.B2" office:value-type="float" office:value="50">
            <text:p text:style-name="P36">50</text:p>
          </table:table-cell>
          <table:table-cell table:style-name="FoodItems.A2" office:value-type="string">
            <text:p text:style-name="P32">R</text:p>
          </table:table-cell>
          <table:table-cell table:style-name="FoodItems.E16" office:value-type="string">
            <text:p text:style-name="P3">-</text:p>
          </table:table-cell>
        </table:table-row>
        <table:table-row table:style-name="FoodItems.3">
          <table:table-cell table:style-name="FoodItems.A2" office:value-type="string">
            <text:p text:style-name="P5">Juice, <text:span text:style-name="T2">Melon</text:span></text:p>
          </table:table-cell>
          <table:table-cell table:style-name="FoodItems.B2" office:value-type="float" office:value="6">
            <text:p text:style-name="P36">6</text:p>
          </table:table-cell>
          <table:table-cell table:style-name="FoodItems.B2" office:value-type="float" office:value="12">
            <text:p text:style-name="P36">12</text:p>
          </table:table-cell>
          <table:table-cell table:style-name="FoodItems.A2" office:value-type="string">
            <text:p text:style-name="P32">C</text:p>
          </table:table-cell>
          <table:table-cell table:style-name="FoodItems.E17" office:value-type="string">
            <text:p text:style-name="P3">-</text:p>
          </table:table-cell>
        </table:table-row>
        <table:table-row table:style-name="FoodItems.3">
          <table:table-cell table:style-name="FoodItems.A2" office:value-type="string">
            <text:p text:style-name="P5">Juice, <text:span text:style-name="T2">Mutfruit</text:span></text:p>
          </table:table-cell>
          <table:table-cell table:style-name="FoodItems.B2" office:value-type="float" office:value="6">
            <text:p text:style-name="P36">6</text:p>
          </table:table-cell>
          <table:table-cell table:style-name="FoodItems.B2" office:value-type="float" office:value="12">
            <text:p text:style-name="P36">12</text:p>
          </table:table-cell>
          <table:table-cell table:style-name="FoodItems.A2" office:value-type="string">
            <text:p text:style-name="P32">C</text:p>
          </table:table-cell>
          <table:table-cell table:style-name="FoodItems.E18" office:value-type="string">
            <text:p text:style-name="P3">-</text:p>
          </table:table-cell>
        </table:table-row>
        <table:table-row table:style-name="FoodItems.3">
          <table:table-cell table:style-name="FoodItems.A2" office:value-type="string">
            <text:p text:style-name="P6">Juice, <text:span text:style-name="T3">Orange</text:span></text:p>
          </table:table-cell>
          <table:table-cell table:style-name="FoodItems.B2" office:value-type="float" office:value="6">
            <text:p text:style-name="P36">6</text:p>
          </table:table-cell>
          <table:table-cell table:style-name="FoodItems.B2" office:value-type="float" office:value="12">
            <text:p text:style-name="P36">12</text:p>
          </table:table-cell>
          <table:table-cell table:style-name="FoodItems.A2" office:value-type="string">
            <text:p text:style-name="P32">C</text:p>
          </table:table-cell>
          <table:table-cell table:style-name="FoodItems.E19" office:value-type="string">
            <text:p text:style-name="P3">-</text:p>
          </table:table-cell>
        </table:table-row>
        <table:table-row table:style-name="FoodItems.3">
          <table:table-cell table:style-name="FoodItems.A2" office:value-type="string">
            <text:p text:style-name="P5">Juice, <text:span text:style-name="T2">Tarberry</text:span></text:p>
          </table:table-cell>
          <table:table-cell table:style-name="FoodItems.B2" office:value-type="float" office:value="6">
            <text:p text:style-name="P36">6</text:p>
          </table:table-cell>
          <table:table-cell table:style-name="FoodItems.B2" office:value-type="float" office:value="12">
            <text:p text:style-name="P36">12</text:p>
          </table:table-cell>
          <table:table-cell table:style-name="FoodItems.A2" office:value-type="string">
            <text:p text:style-name="P32">C</text:p>
          </table:table-cell>
          <table:table-cell table:style-name="FoodItems.E20" office:value-type="string">
            <text:p text:style-name="P3">-</text:p>
          </table:table-cell>
        </table:table-row>
        <table:table-row table:style-name="FoodItems.3">
          <table:table-cell table:style-name="FoodItems.A2" office:value-type="string">
            <text:p text:style-name="P5">Juice, <text:span text:style-name="T2">Vegetable</text:span></text:p>
          </table:table-cell>
          <table:table-cell table:style-name="FoodItems.B2" office:value-type="float" office:value="10">
            <text:p text:style-name="P36">10</text:p>
          </table:table-cell>
          <table:table-cell table:style-name="FoodItems.B2" office:value-type="float" office:value="32">
            <text:p text:style-name="P36">32</text:p>
          </table:table-cell>
          <table:table-cell table:style-name="FoodItems.A2" office:value-type="string">
            <text:p text:style-name="P32">U</text:p>
          </table:table-cell>
          <table:table-cell table:style-name="FoodItems.E21" office:value-type="string">
            <text:p text:style-name="P3">-</text:p>
          </table:table-cell>
        </table:table-row>
        <table:table-row table:style-name="FoodItems.3">
          <table:table-cell table:style-name="FoodItems.A2" office:value-type="string">
            <text:p text:style-name="P5">Juice, <text:span text:style-name="T2">Wild Mutfruit</text:span></text:p>
          </table:table-cell>
          <table:table-cell table:style-name="FoodItems.B2" office:value-type="float" office:value="22">
            <text:p text:style-name="P36">22</text:p>
          </table:table-cell>
          <table:table-cell table:style-name="FoodItems.B2" office:value-type="float" office:value="50">
            <text:p text:style-name="P36">50</text:p>
          </table:table-cell>
          <table:table-cell table:style-name="FoodItems.A2" office:value-type="string">
            <text:p text:style-name="P32">R</text:p>
          </table:table-cell>
          <table:table-cell table:style-name="FoodItems.E22" office:value-type="string">
            <text:p text:style-name="P3">-</text:p>
          </table:table-cell>
        </table:table-row>
        <table:table-row table:style-name="FoodItems.3">
          <table:table-cell table:style-name="FoodItems.A2" office:value-type="string">
            <text:p text:style-name="P5">Juice, <text:span text:style-name="T2">Wild Tarberry</text:span></text:p>
          </table:table-cell>
          <table:table-cell table:style-name="FoodItems.B2" office:value-type="float" office:value="22">
            <text:p text:style-name="P36">22</text:p>
          </table:table-cell>
          <table:table-cell table:style-name="FoodItems.B2" office:value-type="float" office:value="50">
            <text:p text:style-name="P36">50</text:p>
          </table:table-cell>
          <table:table-cell table:style-name="FoodItems.A2" office:value-type="string">
            <text:p text:style-name="P32">R</text:p>
          </table:table-cell>
          <table:table-cell table:style-name="FoodItems.E23" office:value-type="string">
            <text:p text:style-name="P3">-</text:p>
          </table:table-cell>
        </table:table-row>
        <table:table-row table:style-name="FoodItems.9">
          <table:table-cell table:style-name="FoodItems.A9" office:value-type="string">
            <text:p text:style-name="P5"/>
            <text:p text:style-name="P5"/>
            <text:p text:style-name="P5"/>
            <text:p text:style-name="P5"/>
            <text:p text:style-name="P5"/>
            <text:p text:style-name="P5"/>
            <text:p text:style-name="P5"/>
            <text:p text:style-name="P5"/>
          </table:table-cell>
          <table:table-cell table:style-name="FoodItems.B9">
            <text:p text:style-name="P36"/>
          </table:table-cell>
          <table:table-cell table:style-name="FoodItems.B9">
            <text:p text:style-name="P36"/>
          </table:table-cell>
          <table:table-cell table:style-name="FoodItems.B9">
            <text:p text:style-name="P32"/>
          </table:table-cell>
          <table:table-cell table:style-name="FoodItems.B9">
            <text:p text:style-name="P3"/>
          </table:table-cell>
        </table:table-row>
        <text:soft-page-break/>
        <table:table-row table:style-name="FoodItems.2">
          <table:table-cell table:style-name="FoodItems.A2" office:value-type="string">
            <text:p text:style-name="P7">Soda <text:span text:style-name="T9">(13)</text:span></text:p>
            <text:p text:style-name="P7"><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7">Spot Soda <text:span text:style-name="T4">(Basic Plain Flavor)</text:span></text:p>
          </table:table-cell>
          <table:table-cell table:style-name="FoodItems.B2" office:value-type="float" office:value="25">
            <text:p text:style-name="P40">25</text:p>
          </table:table-cell>
          <table:table-cell table:style-name="FoodItems.B2" office:value-type="float" office:value="15">
            <text:p text:style-name="P39">15</text:p>
          </table:table-cell>
          <table:table-cell table:style-name="FoodItems.A2" office:value-type="string">
            <text:p text:style-name="P38">C</text:p>
          </table:table-cell>
          <table:table-cell table:style-name="FoodItems.E26" office:value-type="string">
            <text:p text:style-name="P3">-</text:p>
          </table:table-cell>
        </table:table-row>
        <table:table-row table:style-name="FoodItems.3">
          <table:table-cell table:style-name="FoodItems.A2" office:value-type="string">
            <text:p text:style-name="P7">Spot Soda, <text:span text:style-name="T4">Ab Crunch</text:span></text:p>
          </table:table-cell>
          <table:table-cell table:style-name="FoodItems.B2" office:value-type="float" office:value="40">
            <text:p text:style-name="P40">40</text:p>
          </table:table-cell>
          <table:table-cell table:style-name="FoodItems.B2" office:value-type="float" office:value="20">
            <text:p text:style-name="P39">20</text:p>
          </table:table-cell>
          <table:table-cell table:style-name="FoodItems.A2" office:value-type="string">
            <text:p text:style-name="P38">C</text:p>
          </table:table-cell>
          <table:table-cell table:style-name="FoodItems.E27" office:value-type="string">
            <text:p text:style-name="P3">-</text:p>
          </table:table-cell>
        </table:table-row>
        <table:table-row table:style-name="FoodItems.3">
          <table:table-cell table:style-name="FoodItems.A2" office:value-type="string">
            <text:p text:style-name="P7">Spot Soda, <text:span text:style-name="T4">Bloodshot</text:span></text:p>
          </table:table-cell>
          <table:table-cell table:style-name="FoodItems.B2" office:value-type="float" office:value="64">
            <text:p text:style-name="P40">64</text:p>
          </table:table-cell>
          <table:table-cell table:style-name="FoodItems.B2" office:value-type="float" office:value="32">
            <text:p text:style-name="P39">32</text:p>
          </table:table-cell>
          <table:table-cell table:style-name="FoodItems.A2" office:value-type="string">
            <text:p text:style-name="P38">C</text:p>
          </table:table-cell>
          <table:table-cell table:style-name="FoodItems.E28" office:value-type="string">
            <text:p text:style-name="P3">-</text:p>
          </table:table-cell>
        </table:table-row>
        <table:table-row table:style-name="FoodItems.3">
          <table:table-cell table:style-name="FoodItems.A2" office:value-type="string">
            <text:p text:style-name="P7">Spot Soda, <text:span text:style-name="T4">Classic Acid</text:span></text:p>
          </table:table-cell>
          <table:table-cell table:style-name="FoodItems.B2" office:value-type="float" office:value="90">
            <text:p text:style-name="P40">90</text:p>
          </table:table-cell>
          <table:table-cell table:style-name="FoodItems.B2" office:value-type="float" office:value="45">
            <text:p text:style-name="P39">45</text:p>
          </table:table-cell>
          <table:table-cell table:style-name="FoodItems.A2" office:value-type="string">
            <text:p text:style-name="P38">C</text:p>
          </table:table-cell>
          <table:table-cell table:style-name="FoodItems.E29" office:value-type="string">
            <text:p text:style-name="P3">-</text:p>
          </table:table-cell>
        </table:table-row>
        <table:table-row table:style-name="FoodItems.3">
          <table:table-cell table:style-name="FoodItems.A2" office:value-type="string">
            <text:p text:style-name="P7">Spot Soda, <text:span text:style-name="T4">Cream Dream</text:span></text:p>
          </table:table-cell>
          <table:table-cell table:style-name="FoodItems.B2" office:value-type="float" office:value="110">
            <text:p text:style-name="P40">110</text:p>
          </table:table-cell>
          <table:table-cell table:style-name="FoodItems.B2" office:value-type="float" office:value="55">
            <text:p text:style-name="P39">55</text:p>
          </table:table-cell>
          <table:table-cell table:style-name="FoodItems.A2" office:value-type="string">
            <text:p text:style-name="P38">C</text:p>
          </table:table-cell>
          <table:table-cell table:style-name="FoodItems.E30" office:value-type="string">
            <text:p text:style-name="P3">-</text:p>
          </table:table-cell>
        </table:table-row>
        <table:table-row table:style-name="FoodItems.3">
          <table:table-cell table:style-name="FoodItems.A2" office:value-type="string">
            <text:p text:style-name="P7">Spot Soda, <text:span text:style-name="T4">Dark Rage</text:span></text:p>
          </table:table-cell>
          <table:table-cell table:style-name="FoodItems.B2" office:value-type="float" office:value="130">
            <text:p text:style-name="P40">130</text:p>
          </table:table-cell>
          <table:table-cell table:style-name="FoodItems.B2" office:value-type="float" office:value="65">
            <text:p text:style-name="P39">65</text:p>
          </table:table-cell>
          <table:table-cell table:style-name="FoodItems.A2" office:value-type="string">
            <text:p text:style-name="P38">U</text:p>
          </table:table-cell>
          <table:table-cell table:style-name="FoodItems.E31" office:value-type="string">
            <text:p text:style-name="P3">-</text:p>
          </table:table-cell>
        </table:table-row>
        <table:table-row table:style-name="FoodItems.3">
          <table:table-cell table:style-name="FoodItems.A2" office:value-type="string">
            <text:p text:style-name="P7">Spot Soda, <text:span text:style-name="T4">Fulminator</text:span></text:p>
          </table:table-cell>
          <table:table-cell table:style-name="FoodItems.B2" office:value-type="float" office:value="150">
            <text:p text:style-name="P40">150</text:p>
          </table:table-cell>
          <table:table-cell table:style-name="FoodItems.B2" office:value-type="float" office:value="75">
            <text:p text:style-name="P39">75</text:p>
          </table:table-cell>
          <table:table-cell table:style-name="FoodItems.A2" office:value-type="string">
            <text:p text:style-name="P38">U</text:p>
          </table:table-cell>
          <table:table-cell table:style-name="FoodItems.E32" office:value-type="string">
            <text:p text:style-name="P3">-</text:p>
          </table:table-cell>
        </table:table-row>
        <table:table-row table:style-name="FoodItems.3">
          <table:table-cell table:style-name="FoodItems.A2" office:value-type="string">
            <text:p text:style-name="P7">Spot Soda, <text:span text:style-name="T4">Fury Run</text:span></text:p>
          </table:table-cell>
          <table:table-cell table:style-name="FoodItems.B2" office:value-type="float" office:value="180">
            <text:p text:style-name="P40">180</text:p>
          </table:table-cell>
          <table:table-cell table:style-name="FoodItems.B2" office:value-type="float" office:value="90">
            <text:p text:style-name="P39">90</text:p>
          </table:table-cell>
          <table:table-cell table:style-name="FoodItems.A2" office:value-type="string">
            <text:p text:style-name="P38">U</text:p>
          </table:table-cell>
          <table:table-cell table:style-name="FoodItems.E33" office:value-type="string">
            <text:p text:style-name="P3">-</text:p>
          </table:table-cell>
        </table:table-row>
        <table:table-row table:style-name="FoodItems.3">
          <table:table-cell table:style-name="FoodItems.A2" office:value-type="string">
            <text:p text:style-name="P7">Spot Soda, <text:span text:style-name="T4">Gut Chucker</text:span></text:p>
          </table:table-cell>
          <table:table-cell table:style-name="FoodItems.B2" office:value-type="float" office:value="200">
            <text:p text:style-name="P40">200</text:p>
          </table:table-cell>
          <table:table-cell table:style-name="FoodItems.B2" office:value-type="float" office:value="100">
            <text:p text:style-name="P39">100</text:p>
          </table:table-cell>
          <table:table-cell table:style-name="FoodItems.A2" office:value-type="string">
            <text:p text:style-name="P38">U</text:p>
          </table:table-cell>
          <table:table-cell table:style-name="FoodItems.E34" office:value-type="string">
            <text:p text:style-name="P3">-</text:p>
          </table:table-cell>
        </table:table-row>
        <table:table-row table:style-name="FoodItems.3">
          <table:table-cell table:style-name="FoodItems.A2" office:value-type="string">
            <text:p text:style-name="P7">Spot Soda, <text:span text:style-name="T4">Heaver</text:span></text:p>
          </table:table-cell>
          <table:table-cell table:style-name="FoodItems.B2" office:value-type="float" office:value="240">
            <text:p text:style-name="P40">240</text:p>
          </table:table-cell>
          <table:table-cell table:style-name="FoodItems.B2" office:value-type="float" office:value="120">
            <text:p text:style-name="P39">120</text:p>
          </table:table-cell>
          <table:table-cell table:style-name="FoodItems.A2" office:value-type="string">
            <text:p text:style-name="P38">R</text:p>
          </table:table-cell>
          <table:table-cell table:style-name="FoodItems.E35" office:value-type="string">
            <text:p text:style-name="P3">-</text:p>
          </table:table-cell>
        </table:table-row>
        <table:table-row table:style-name="FoodItems.3">
          <table:table-cell table:style-name="FoodItems.A2" office:value-type="string">
            <text:p text:style-name="P7">Spot Soda, <text:span text:style-name="T4">Quenchfire</text:span></text:p>
          </table:table-cell>
          <table:table-cell table:style-name="FoodItems.B2" office:value-type="float" office:value="300">
            <text:p text:style-name="P40">300</text:p>
          </table:table-cell>
          <table:table-cell table:style-name="FoodItems.B2" office:value-type="float" office:value="150">
            <text:p text:style-name="P39">150</text:p>
          </table:table-cell>
          <table:table-cell table:style-name="FoodItems.A2" office:value-type="string">
            <text:p text:style-name="P38">R</text:p>
          </table:table-cell>
          <table:table-cell table:style-name="FoodItems.E36" office:value-type="string">
            <text:p text:style-name="P3">-</text:p>
          </table:table-cell>
        </table:table-row>
        <table:table-row table:style-name="FoodItems.3">
          <table:table-cell table:style-name="FoodItems.A2" office:value-type="string">
            <text:p text:style-name="P7">Spot Soda, <text:span text:style-name="T4">Silver Cream</text:span></text:p>
          </table:table-cell>
          <table:table-cell table:style-name="FoodItems.B2" office:value-type="float" office:value="400">
            <text:p text:style-name="P40">400</text:p>
          </table:table-cell>
          <table:table-cell table:style-name="FoodItems.B2" office:value-type="float" office:value="200">
            <text:p text:style-name="P39">200</text:p>
          </table:table-cell>
          <table:table-cell table:style-name="FoodItems.A2" office:value-type="string">
            <text:p text:style-name="P38">R</text:p>
          </table:table-cell>
          <table:table-cell table:style-name="FoodItems.E37" office:value-type="string">
            <text:p text:style-name="P3">-</text:p>
          </table:table-cell>
        </table:table-row>
        <table:table-row table:style-name="FoodItems.3">
          <table:table-cell table:style-name="FoodItems.A2" office:value-type="string">
            <text:p text:style-name="P7">Spot Soda, <text:span text:style-name="T4">Spazzer Royale</text:span></text:p>
          </table:table-cell>
          <table:table-cell table:style-name="FoodItems.B2" office:value-type="float" office:value="500">
            <text:p text:style-name="P40">500</text:p>
          </table:table-cell>
          <table:table-cell table:style-name="FoodItems.B2" office:value-type="float" office:value="250">
            <text:p text:style-name="P39">250</text:p>
          </table:table-cell>
          <table:table-cell table:style-name="FoodItems.A2" office:value-type="string">
            <text:p text:style-name="P38">R</text:p>
          </table:table-cell>
          <table:table-cell table:style-name="FoodItems.E38" office:value-type="string">
            <text:p text:style-name="P3">-</text:p>
          </table:table-cell>
        </table:table-row>
        <table:table-row table:style-name="FoodItems.9">
          <table:table-cell table:style-name="FoodItems.A39"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FoodItems.B39">
            <text:p text:style-name="P40"/>
          </table:table-cell>
          <table:table-cell table:style-name="FoodItems.B39">
            <text:p text:style-name="P39"/>
          </table:table-cell>
          <table:table-cell table:style-name="FoodItems.B39">
            <text:p text:style-name="P38"/>
          </table:table-cell>
          <table:table-cell table:style-name="FoodItems.B39">
            <text:p text:style-name="P3"/>
          </table:table-cell>
        </table:table-row>
        <text:soft-page-break/>
        <table:table-row table:style-name="FoodItems.2">
          <table:table-cell table:style-name="FoodItems.A2" office:value-type="string">
            <text:p text:style-name="P8">Canned Goods <text:span text:style-name="T10">(16)</text:span></text:p>
            <text:p text:style-name="P8"><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8">Can O’ Baked Beans</text:p>
          </table:table-cell>
          <table:table-cell table:style-name="FoodItems.B2" office:value-type="float" office:value="40">
            <text:p text:style-name="P42">40</text:p>
          </table:table-cell>
          <table:table-cell table:style-name="FoodItems.B2" office:value-type="float" office:value="25">
            <text:p text:style-name="P43">25</text:p>
          </table:table-cell>
          <table:table-cell table:style-name="FoodItems.A2" office:value-type="string">
            <text:p text:style-name="P41">C</text:p>
          </table:table-cell>
          <table:table-cell table:style-name="FoodItems.E41" office:value-type="string">
            <text:p text:style-name="P3">-</text:p>
          </table:table-cell>
        </table:table-row>
        <table:table-row table:style-name="FoodItems.3">
          <table:table-cell table:style-name="FoodItems.A2" office:value-type="string">
            <text:p text:style-name="P8">Can O’ Pasta n’ Cheese</text:p>
          </table:table-cell>
          <table:table-cell table:style-name="FoodItems.B2" office:value-type="float" office:value="45">
            <text:p text:style-name="P42">45</text:p>
          </table:table-cell>
          <table:table-cell table:style-name="FoodItems.B2" office:value-type="float" office:value="32">
            <text:p text:style-name="P43">32</text:p>
          </table:table-cell>
          <table:table-cell table:style-name="FoodItems.A2" office:value-type="string">
            <text:p text:style-name="P41">C</text:p>
          </table:table-cell>
          <table:table-cell table:style-name="FoodItems.E42" office:value-type="string">
            <text:p text:style-name="P3">-</text:p>
          </table:table-cell>
        </table:table-row>
        <table:table-row table:style-name="FoodItems.3">
          <table:table-cell table:style-name="FoodItems.A2" office:value-type="string">
            <text:p text:style-name="P8">Can O’ Pasta Rings</text:p>
          </table:table-cell>
          <table:table-cell table:style-name="FoodItems.B2" office:value-type="float" office:value="70">
            <text:p text:style-name="P42">70</text:p>
          </table:table-cell>
          <table:table-cell table:style-name="FoodItems.B2" office:value-type="float" office:value="50">
            <text:p text:style-name="P43">50</text:p>
          </table:table-cell>
          <table:table-cell table:style-name="FoodItems.A2" office:value-type="string">
            <text:p text:style-name="P41">R</text:p>
          </table:table-cell>
          <table:table-cell table:style-name="FoodItems.E43" office:value-type="string">
            <text:p text:style-name="P3">-</text:p>
          </table:table-cell>
        </table:table-row>
        <table:table-row table:style-name="FoodItems.3">
          <table:table-cell table:style-name="FoodItems.A2" office:value-type="string">
            <text:p text:style-name="P8">Fried Tato Bites</text:p>
          </table:table-cell>
          <table:table-cell table:style-name="FoodItems.B2" office:value-type="float" office:value="40">
            <text:p text:style-name="P42">40</text:p>
          </table:table-cell>
          <table:table-cell table:style-name="FoodItems.B2" office:value-type="float" office:value="25">
            <text:p text:style-name="P43">25</text:p>
          </table:table-cell>
          <table:table-cell table:style-name="FoodItems.A2" office:value-type="string">
            <text:p text:style-name="P41">C</text:p>
          </table:table-cell>
          <table:table-cell table:style-name="FoodItems.E44" office:value-type="string">
            <text:p text:style-name="P3">-</text:p>
          </table:table-cell>
        </table:table-row>
        <table:table-row table:style-name="FoodItems.3">
          <table:table-cell table:style-name="FoodItems.A2" office:value-type="string">
            <text:p text:style-name="P8">Fried Tato Cheese Bites</text:p>
          </table:table-cell>
          <table:table-cell table:style-name="FoodItems.B2" office:value-type="float" office:value="60">
            <text:p text:style-name="P42">60</text:p>
          </table:table-cell>
          <table:table-cell table:style-name="FoodItems.B2" office:value-type="float" office:value="40">
            <text:p text:style-name="P43">40</text:p>
          </table:table-cell>
          <table:table-cell table:style-name="FoodItems.A2" office:value-type="string">
            <text:p text:style-name="P41">C</text:p>
          </table:table-cell>
          <table:table-cell table:style-name="FoodItems.E45" office:value-type="string">
            <text:p text:style-name="P3">-</text:p>
          </table:table-cell>
        </table:table-row>
        <table:table-row table:style-name="FoodItems.3">
          <table:table-cell table:style-name="FoodItems.A2" office:value-type="string">
            <text:p text:style-name="P20">Jellied Tarberry Sauce</text:p>
          </table:table-cell>
          <table:table-cell table:style-name="FoodItems.B2" office:value-type="float" office:value="70">
            <text:p text:style-name="P42">70</text:p>
          </table:table-cell>
          <table:table-cell table:style-name="FoodItems.B2" office:value-type="float" office:value="50">
            <text:p text:style-name="P43">50</text:p>
          </table:table-cell>
          <table:table-cell table:style-name="FoodItems.A2" office:value-type="string">
            <text:p text:style-name="P41">U</text:p>
          </table:table-cell>
          <table:table-cell table:style-name="FoodItems.E46" office:value-type="string">
            <text:p text:style-name="P3">-</text:p>
          </table:table-cell>
        </table:table-row>
        <table:table-row table:style-name="FoodItems.3">
          <table:table-cell table:style-name="FoodItems.A2" office:value-type="string">
            <text:p text:style-name="P9">Mashed Potatoes</text:p>
          </table:table-cell>
          <table:table-cell table:style-name="FoodItems.B2" office:value-type="float" office:value="40">
            <text:p text:style-name="P42">4<text:span text:style-name="T27">0</text:span></text:p>
          </table:table-cell>
          <table:table-cell table:style-name="FoodItems.B2" office:value-type="float" office:value="20">
            <text:p text:style-name="P43">20</text:p>
          </table:table-cell>
          <table:table-cell table:style-name="FoodItems.A2" office:value-type="string">
            <text:p text:style-name="P41">C</text:p>
          </table:table-cell>
          <table:table-cell table:style-name="FoodItems.E47" office:value-type="string">
            <text:p text:style-name="P3">-</text:p>
          </table:table-cell>
        </table:table-row>
        <table:table-row table:style-name="FoodItems.3">
          <table:table-cell table:style-name="FoodItems.A2" office:value-type="string">
            <text:p text:style-name="P9">Mashed Potatoes, Buttered</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A2" office:value-type="string">
            <text:p text:style-name="P41">C</text:p>
          </table:table-cell>
          <table:table-cell table:style-name="FoodItems.E48" office:value-type="string">
            <text:p text:style-name="P3">-</text:p>
          </table:table-cell>
        </table:table-row>
        <table:table-row table:style-name="FoodItems.3">
          <table:table-cell table:style-name="FoodItems.A2" office:value-type="string">
            <text:p text:style-name="P9">Mashed Potatoes, Spicy</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A2" office:value-type="string">
            <text:p text:style-name="P41">C</text:p>
          </table:table-cell>
          <table:table-cell table:style-name="FoodItems.E49" office:value-type="string">
            <text:p text:style-name="P3">-</text:p>
          </table:table-cell>
        </table:table-row>
        <table:table-row table:style-name="FoodItems.3">
          <table:table-cell table:style-name="FoodItems.A2" office:value-type="string">
            <text:p text:style-name="P9">Mashed Potatoes, n’ Fern</text:p>
          </table:table-cell>
          <table:table-cell table:style-name="FoodItems.B2" office:value-type="float" office:value="90">
            <text:p text:style-name="P42">90</text:p>
          </table:table-cell>
          <table:table-cell table:style-name="FoodItems.B2" office:value-type="float" office:value="65">
            <text:p text:style-name="P43">65</text:p>
          </table:table-cell>
          <table:table-cell table:style-name="FoodItems.A2" office:value-type="string">
            <text:p text:style-name="P41">R</text:p>
          </table:table-cell>
          <table:table-cell table:style-name="FoodItems.E50" office:value-type="string">
            <text:p text:style-name="P3">-</text:p>
          </table:table-cell>
        </table:table-row>
        <table:table-row table:style-name="FoodItems.3">
          <table:table-cell table:style-name="FoodItems.A2" office:value-type="string">
            <text:p text:style-name="P21">Sauce, Apple</text:p>
          </table:table-cell>
          <table:table-cell table:style-name="FoodItems.B2" office:value-type="float" office:value="55">
            <text:p text:style-name="P42">55</text:p>
          </table:table-cell>
          <table:table-cell table:style-name="FoodItems.B2" office:value-type="float" office:value="20">
            <text:p text:style-name="P43">20</text:p>
          </table:table-cell>
          <table:table-cell table:style-name="FoodItems.A2" office:value-type="string">
            <text:p text:style-name="P41">C</text:p>
          </table:table-cell>
          <table:table-cell table:style-name="FoodItems.E51" office:value-type="string">
            <text:p text:style-name="P3">-</text:p>
          </table:table-cell>
        </table:table-row>
        <table:table-row table:style-name="FoodItems.3">
          <table:table-cell table:style-name="FoodItems.A2" office:value-type="string">
            <text:p text:style-name="P21">Sauce, Fresh Melon</text:p>
          </table:table-cell>
          <table:table-cell table:style-name="FoodItems.B2" office:value-type="float" office:value="40">
            <text:p text:style-name="P42">40</text:p>
          </table:table-cell>
          <table:table-cell table:style-name="FoodItems.B2" office:value-type="float" office:value="60">
            <text:p text:style-name="P43">60</text:p>
          </table:table-cell>
          <table:table-cell table:style-name="FoodItems.A2" office:value-type="string">
            <text:p text:style-name="P41">U</text:p>
          </table:table-cell>
          <table:table-cell table:style-name="FoodItems.E52" office:value-type="string">
            <text:p text:style-name="P31">c</text:p>
          </table:table-cell>
        </table:table-row>
        <table:table-row table:style-name="FoodItems.3">
          <table:table-cell table:style-name="FoodItems.A2" office:value-type="string">
            <text:p text:style-name="P21">Sauce, Fresh Mutfruit</text:p>
          </table:table-cell>
          <table:table-cell table:style-name="FoodItems.B2" office:value-type="float" office:value="40">
            <text:p text:style-name="P42">40</text:p>
          </table:table-cell>
          <table:table-cell table:style-name="FoodItems.B2" office:value-type="float" office:value="64">
            <text:p text:style-name="P43">64</text:p>
          </table:table-cell>
          <table:table-cell table:style-name="FoodItems.A2" office:value-type="string">
            <text:p text:style-name="P41">U</text:p>
          </table:table-cell>
          <table:table-cell table:style-name="FoodItems.E53" office:value-type="string">
            <text:p text:style-name="P31">c</text:p>
          </table:table-cell>
        </table:table-row>
        <table:table-row table:style-name="FoodItems.3">
          <table:table-cell table:style-name="FoodItems.A2" office:value-type="string">
            <text:p text:style-name="P21">Sauce, Orange</text:p>
          </table:table-cell>
          <table:table-cell table:style-name="FoodItems.B2" office:value-type="float" office:value="55">
            <text:p text:style-name="P42">55</text:p>
          </table:table-cell>
          <table:table-cell table:style-name="FoodItems.B2" office:value-type="float" office:value="25">
            <text:p text:style-name="P43">25</text:p>
          </table:table-cell>
          <table:table-cell table:style-name="FoodItems.A2" office:value-type="string">
            <text:p text:style-name="P41">C</text:p>
          </table:table-cell>
          <table:table-cell table:style-name="FoodItems.E54" office:value-type="string">
            <text:p text:style-name="P3">-</text:p>
          </table:table-cell>
        </table:table-row>
        <table:table-row table:style-name="FoodItems.3">
          <table:table-cell table:style-name="FoodItems.A2" office:value-type="string">
            <text:p text:style-name="P21">Sauce, Sweetened Melon</text:p>
          </table:table-cell>
          <table:table-cell table:style-name="FoodItems.B2" office:value-type="float" office:value="40">
            <text:p text:style-name="P42">40</text:p>
          </table:table-cell>
          <table:table-cell table:style-name="FoodItems.B2" office:value-type="float" office:value="30">
            <text:p text:style-name="P43">30</text:p>
          </table:table-cell>
          <table:table-cell table:style-name="FoodItems.A2" office:value-type="string">
            <text:p text:style-name="P41">C</text:p>
          </table:table-cell>
          <table:table-cell table:style-name="FoodItems.E55" office:value-type="string">
            <text:p text:style-name="P31">-</text:p>
          </table:table-cell>
        </table:table-row>
        <table:table-row table:style-name="FoodItems.3">
          <table:table-cell table:style-name="FoodItems.A2" office:value-type="string">
            <text:p text:style-name="P21">Sauce, Sweetened Mutfruit</text:p>
          </table:table-cell>
          <table:table-cell table:style-name="FoodItems.B2" office:value-type="float" office:value="40">
            <text:p text:style-name="P42">40</text:p>
          </table:table-cell>
          <table:table-cell table:style-name="FoodItems.B2" office:value-type="float" office:value="32">
            <text:p text:style-name="P43">32</text:p>
          </table:table-cell>
          <table:table-cell table:style-name="FoodItems.A2" office:value-type="string">
            <text:p text:style-name="P41">C</text:p>
          </table:table-cell>
          <table:table-cell table:style-name="FoodItems.E56" office:value-type="string">
            <text:p text:style-name="P31">-</text:p>
          </table:table-cell>
        </table:table-row>
        <table:table-row table:style-name="FoodItems.9">
          <table:table-cell table:style-name="FoodItems.A39" office:value-type="string">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cell>
          <table:table-cell table:style-name="FoodItems.B39">
            <text:p text:style-name="P42"/>
          </table:table-cell>
          <table:table-cell table:style-name="FoodItems.B39">
            <text:p text:style-name="P43"/>
          </table:table-cell>
          <table:table-cell table:style-name="FoodItems.B39">
            <text:p text:style-name="P41"/>
          </table:table-cell>
          <table:table-cell table:style-name="FoodItems.B39">
            <text:p text:style-name="P31"/>
          </table:table-cell>
        </table:table-row>
        <text:soft-page-break/>
        <table:table-row table:style-name="FoodItems.2">
          <table:table-cell table:style-name="FoodItems.A2" office:value-type="string">
            <text:p text:style-name="P10">Cakes and other Bakery <text:span text:style-name="T10">(25)</text:span></text:p>
            <text:p text:style-name="P10"><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13">Afterburners</text:p>
          </table:table-cell>
          <table:table-cell table:style-name="FoodItems.B2" office:value-type="float" office:value="10">
            <text:p text:style-name="P43">10</text:p>
          </table:table-cell>
          <table:table-cell table:style-name="FoodItems.B2" office:value-type="float" office:value="29">
            <text:p text:style-name="P44">29</text:p>
          </table:table-cell>
          <table:table-cell table:style-name="FoodItems.A2" office:value-type="string">
            <text:p text:style-name="P44">C</text:p>
          </table:table-cell>
          <table:table-cell table:style-name="FoodItems.E59" office:value-type="string">
            <text:p text:style-name="P31">b</text:p>
          </table:table-cell>
        </table:table-row>
        <table:table-row table:style-name="FoodItems.3">
          <table:table-cell table:style-name="FoodItems.A2" office:value-type="string">
            <text:p text:style-name="P11">Buttered <text:span text:style-name="T5">Apple</text:span> Cake</text:p>
          </table:table-cell>
          <table:table-cell table:style-name="FoodItems.B2" office:value-type="float" office:value="60">
            <text:p text:style-name="P46">60</text:p>
          </table:table-cell>
          <table:table-cell table:style-name="FoodItems.B2" office:value-type="float" office:value="50">
            <text:p text:style-name="P45">50</text:p>
          </table:table-cell>
          <table:table-cell table:style-name="FoodItems.A2" office:value-type="string">
            <text:p text:style-name="P45">C</text:p>
          </table:table-cell>
          <table:table-cell table:style-name="FoodItems.E60" office:value-type="string">
            <text:p text:style-name="P3">-</text:p>
          </table:table-cell>
        </table:table-row>
        <table:table-row table:style-name="FoodItems.3">
          <table:table-cell table:style-name="FoodItems.A2" office:value-type="string">
            <text:p text:style-name="P10">Buttered Carrot Cake</text:p>
          </table:table-cell>
          <table:table-cell table:style-name="FoodItems.B2" office:value-type="float" office:value="60">
            <text:p text:style-name="P46">60</text:p>
          </table:table-cell>
          <table:table-cell table:style-name="FoodItems.B2" office:value-type="float" office:value="50">
            <text:p text:style-name="P45">50</text:p>
          </table:table-cell>
          <table:table-cell table:style-name="FoodItems.A2" office:value-type="string">
            <text:p text:style-name="P45">C</text:p>
          </table:table-cell>
          <table:table-cell table:style-name="FoodItems.E61" office:value-type="string">
            <text:p text:style-name="P3">-</text:p>
          </table:table-cell>
        </table:table-row>
        <table:table-row table:style-name="FoodItems.3">
          <table:table-cell table:style-name="FoodItems.A2" office:value-type="string">
            <text:p text:style-name="P12">Buttered <text:span text:style-name="T6">Cheese</text:span> Cake</text:p>
          </table:table-cell>
          <table:table-cell table:style-name="FoodItems.B2" office:value-type="float" office:value="80">
            <text:p text:style-name="P46">80</text:p>
          </table:table-cell>
          <table:table-cell table:style-name="FoodItems.B2" office:value-type="float" office:value="90">
            <text:p text:style-name="P45">90</text:p>
          </table:table-cell>
          <table:table-cell table:style-name="FoodItems.A2" office:value-type="string">
            <text:p text:style-name="P45">U</text:p>
          </table:table-cell>
          <table:table-cell table:style-name="FoodItems.E62" office:value-type="string">
            <text:p text:style-name="P3">-</text:p>
          </table:table-cell>
        </table:table-row>
        <table:table-row table:style-name="FoodItems.3">
          <table:table-cell table:style-name="FoodItems.A2" office:value-type="string">
            <text:p text:style-name="P11">Buttered <text:span text:style-name="T5">Chocolate</text:span> Cake</text:p>
          </table:table-cell>
          <table:table-cell table:style-name="FoodItems.B2" office:value-type="float" office:value="85">
            <text:p text:style-name="P46">85</text:p>
          </table:table-cell>
          <table:table-cell table:style-name="FoodItems.B2" office:value-type="float" office:value="90">
            <text:p text:style-name="P45">90</text:p>
          </table:table-cell>
          <table:table-cell table:style-name="FoodItems.A2" office:value-type="string">
            <text:p text:style-name="P45">U</text:p>
          </table:table-cell>
          <table:table-cell table:style-name="FoodItems.E63" office:value-type="string">
            <text:p text:style-name="P3">-</text:p>
          </table:table-cell>
        </table:table-row>
        <table:table-row table:style-name="FoodItems.3">
          <table:table-cell table:style-name="FoodItems.A2" office:value-type="string">
            <text:p text:style-name="P10">Buttered Corn Cake</text:p>
          </table:table-cell>
          <table:table-cell table:style-name="FoodItems.B2" office:value-type="float" office:value="60">
            <text:p text:style-name="P46">60</text:p>
          </table:table-cell>
          <table:table-cell table:style-name="FoodItems.B2" office:value-type="float" office:value="50">
            <text:p text:style-name="P45">50</text:p>
          </table:table-cell>
          <table:table-cell table:style-name="FoodItems.A2" office:value-type="string">
            <text:p text:style-name="P45">C</text:p>
          </table:table-cell>
          <table:table-cell table:style-name="FoodItems.E64" office:value-type="string">
            <text:p text:style-name="P3">-</text:p>
          </table:table-cell>
        </table:table-row>
        <table:table-row table:style-name="FoodItems.3">
          <table:table-cell table:style-name="FoodItems.A2" office:value-type="string">
            <text:p text:style-name="P12">Buttered <text:span text:style-name="T6">Mutfruit</text:span> Cake</text:p>
          </table:table-cell>
          <table:table-cell table:style-name="FoodItems.B2" office:value-type="float" office:value="60">
            <text:p text:style-name="P46">60</text:p>
          </table:table-cell>
          <table:table-cell table:style-name="FoodItems.B2" office:value-type="float" office:value="50">
            <text:p text:style-name="P45">50</text:p>
          </table:table-cell>
          <table:table-cell table:style-name="FoodItems.A2" office:value-type="string">
            <text:p text:style-name="P45">C</text:p>
          </table:table-cell>
          <table:table-cell table:style-name="FoodItems.E65" office:value-type="string">
            <text:p text:style-name="P3">-</text:p>
          </table:table-cell>
        </table:table-row>
        <table:table-row table:style-name="FoodItems.3">
          <table:table-cell table:style-name="FoodItems.A2" office:value-type="string">
            <text:p text:style-name="P12">Buttered <text:span text:style-name="T6">Orange</text:span> Cake</text:p>
          </table:table-cell>
          <table:table-cell table:style-name="FoodItems.B2" office:value-type="float" office:value="75">
            <text:p text:style-name="P46">75</text:p>
          </table:table-cell>
          <table:table-cell table:style-name="FoodItems.B2" office:value-type="float" office:value="90">
            <text:p text:style-name="P45">90</text:p>
          </table:table-cell>
          <table:table-cell table:style-name="FoodItems.A2" office:value-type="string">
            <text:p text:style-name="P45">U</text:p>
          </table:table-cell>
          <table:table-cell table:style-name="FoodItems.E66" office:value-type="string">
            <text:p text:style-name="P3">-</text:p>
          </table:table-cell>
        </table:table-row>
        <table:table-row table:style-name="FoodItems.3">
          <table:table-cell table:style-name="FoodItems.A2" office:value-type="string">
            <text:p text:style-name="P10">Buttered Potato Cake</text:p>
          </table:table-cell>
          <table:table-cell table:style-name="FoodItems.B2" office:value-type="float" office:value="60">
            <text:p text:style-name="P46">60</text:p>
          </table:table-cell>
          <table:table-cell table:style-name="FoodItems.B2" office:value-type="float" office:value="50">
            <text:p text:style-name="P45">50</text:p>
          </table:table-cell>
          <table:table-cell table:style-name="FoodItems.A2" office:value-type="string">
            <text:p text:style-name="P45">C</text:p>
          </table:table-cell>
          <table:table-cell table:style-name="FoodItems.E67" office:value-type="string">
            <text:p text:style-name="P3">-</text:p>
          </table:table-cell>
        </table:table-row>
        <table:table-row table:style-name="FoodItems.3">
          <table:table-cell table:style-name="FoodItems.A2" office:value-type="string">
            <text:p text:style-name="P11">Buttered <text:span text:style-name="T5">Pumpkin</text:span> Cake</text:p>
          </table:table-cell>
          <table:table-cell table:style-name="FoodItems.B2" office:value-type="float" office:value="60">
            <text:p text:style-name="P46">60</text:p>
          </table:table-cell>
          <table:table-cell table:style-name="FoodItems.B2" office:value-type="float" office:value="50">
            <text:p text:style-name="P45">50</text:p>
          </table:table-cell>
          <table:table-cell table:style-name="FoodItems.A2" office:value-type="string">
            <text:p text:style-name="P45">C</text:p>
          </table:table-cell>
          <table:table-cell table:style-name="FoodItems.E68" office:value-type="string">
            <text:p text:style-name="P3">-</text:p>
          </table:table-cell>
        </table:table-row>
        <table:table-row table:style-name="FoodItems.3">
          <table:table-cell table:style-name="FoodItems.A2" office:value-type="string">
            <text:p text:style-name="P10">Buttered Wheat Cake</text:p>
          </table:table-cell>
          <table:table-cell table:style-name="FoodItems.B2" office:value-type="float" office:value="60">
            <text:p text:style-name="P46">60</text:p>
          </table:table-cell>
          <table:table-cell table:style-name="FoodItems.B2" office:value-type="float" office:value="50">
            <text:p text:style-name="P45">50</text:p>
          </table:table-cell>
          <table:table-cell table:style-name="FoodItems.A2" office:value-type="string">
            <text:p text:style-name="P45">C</text:p>
          </table:table-cell>
          <table:table-cell table:style-name="FoodItems.E69" office:value-type="string">
            <text:p text:style-name="P3">-</text:p>
          </table:table-cell>
        </table:table-row>
        <table:table-row table:style-name="FoodItems.3">
          <table:table-cell table:style-name="FoodItems.A2" office:value-type="string">
            <text:p text:style-name="P13">Cornbread</text:p>
          </table:table-cell>
          <table:table-cell table:style-name="FoodItems.B2" office:value-type="float" office:value="35">
            <text:p text:style-name="P47">35</text:p>
          </table:table-cell>
          <table:table-cell table:style-name="FoodItems.B2" office:value-type="float" office:value="40">
            <text:p text:style-name="P47">40</text:p>
          </table:table-cell>
          <table:table-cell table:style-name="FoodItems.A2" office:value-type="string">
            <text:p text:style-name="P47">C</text:p>
          </table:table-cell>
          <table:table-cell table:style-name="FoodItems.E70" office:value-type="string">
            <text:p text:style-name="P3">-</text:p>
          </table:table-cell>
        </table:table-row>
        <table:table-row table:style-name="FoodItems.3">
          <table:table-cell table:style-name="FoodItems.A2" office:value-type="string">
            <text:p text:style-name="P13">Cornbread, Fresh</text:p>
          </table:table-cell>
          <table:table-cell table:style-name="FoodItems.B2" office:value-type="float" office:value="35">
            <text:p text:style-name="P47">35</text:p>
          </table:table-cell>
          <table:table-cell table:style-name="FoodItems.B2" office:value-type="float" office:value="65">
            <text:p text:style-name="P47">65</text:p>
          </table:table-cell>
          <table:table-cell table:style-name="FoodItems.A2" office:value-type="string">
            <text:p text:style-name="P47">U</text:p>
          </table:table-cell>
          <table:table-cell table:style-name="FoodItems.E71" office:value-type="string">
            <text:p text:style-name="P31">c</text:p>
          </table:table-cell>
        </table:table-row>
        <table:table-row table:style-name="FoodItems.3">
          <table:table-cell table:style-name="FoodItems.A2" office:value-type="string">
            <text:p text:style-name="P13">Cornbread, Wild</text:p>
          </table:table-cell>
          <table:table-cell table:style-name="FoodItems.B2" office:value-type="float" office:value="45">
            <text:p text:style-name="P47">45</text:p>
          </table:table-cell>
          <table:table-cell table:style-name="FoodItems.B2" office:value-type="float" office:value="75">
            <text:p text:style-name="P47">75</text:p>
          </table:table-cell>
          <table:table-cell table:style-name="FoodItems.A2" office:value-type="string">
            <text:p text:style-name="P47">R</text:p>
          </table:table-cell>
          <table:table-cell table:style-name="FoodItems.E72" office:value-type="string">
            <text:p text:style-name="P3">-</text:p>
          </table:table-cell>
        </table:table-row>
        <table:table-row table:style-name="FoodItems.3">
          <table:table-cell table:style-name="FoodItems.A2" office:value-type="string">
            <text:p text:style-name="P16">Pie, Apple</text:p>
          </table:table-cell>
          <table:table-cell table:style-name="FoodItems.B2" office:value-type="float" office:value="50">
            <text:p text:style-name="P49">50</text:p>
          </table:table-cell>
          <table:table-cell table:style-name="FoodItems.B2" office:value-type="float" office:value="90">
            <text:p text:style-name="P49">90</text:p>
          </table:table-cell>
          <table:table-cell table:style-name="FoodItems.A2" office:value-type="string">
            <text:p text:style-name="P49">U</text:p>
          </table:table-cell>
          <table:table-cell table:style-name="FoodItems.E73" office:value-type="string">
            <text:p text:style-name="P3">-</text:p>
          </table:table-cell>
        </table:table-row>
        <table:table-row table:style-name="FoodItems.3">
          <table:table-cell table:style-name="FoodItems.A2" office:value-type="string">
            <text:p text:style-name="P16">Pie, Bean and Meat</text:p>
          </table:table-cell>
          <table:table-cell table:style-name="FoodItems.B2" office:value-type="float" office:value="90">
            <text:p text:style-name="P49">90</text:p>
          </table:table-cell>
          <table:table-cell table:style-name="FoodItems.B2" office:value-type="float" office:value="120">
            <text:p text:style-name="P49">120</text:p>
          </table:table-cell>
          <table:table-cell table:style-name="FoodItems.A2" office:value-type="string">
            <text:p text:style-name="P49">R</text:p>
          </table:table-cell>
          <table:table-cell table:style-name="FoodItems.E74" office:value-type="string">
            <text:p text:style-name="P3">-</text:p>
          </table:table-cell>
        </table:table-row>
        <table:table-row table:style-name="FoodItems.3">
          <table:table-cell table:style-name="FoodItems.A2" office:value-type="string">
            <text:p text:style-name="P16">Pie, Cheese</text:p>
          </table:table-cell>
          <table:table-cell table:style-name="FoodItems.B2" office:value-type="float" office:value="50">
            <text:p text:style-name="P49">50</text:p>
          </table:table-cell>
          <table:table-cell table:style-name="FoodItems.B2" office:value-type="float" office:value="90">
            <text:p text:style-name="P49">90</text:p>
          </table:table-cell>
          <table:table-cell table:style-name="FoodItems.A2" office:value-type="string">
            <text:p text:style-name="P49">U</text:p>
          </table:table-cell>
          <table:table-cell table:style-name="FoodItems.E75" office:value-type="string">
            <text:p text:style-name="P3">-</text:p>
          </table:table-cell>
        </table:table-row>
        <table:table-row table:style-name="FoodItems.3">
          <table:table-cell table:style-name="FoodItems.A2" office:value-type="string">
            <text:p text:style-name="P16">Pie, <text:span text:style-name="T7">Mint </text:span>Chocolate</text:p>
          </table:table-cell>
          <table:table-cell table:style-name="FoodItems.B2" office:value-type="float" office:value="90">
            <text:p text:style-name="P49">90</text:p>
          </table:table-cell>
          <table:table-cell table:style-name="FoodItems.B2" office:value-type="float" office:value="120">
            <text:p text:style-name="P49">120</text:p>
          </table:table-cell>
          <table:table-cell table:style-name="FoodItems.A2" office:value-type="string">
            <text:p text:style-name="P49">R</text:p>
          </table:table-cell>
          <table:table-cell table:style-name="FoodItems.E76" office:value-type="string">
            <text:p text:style-name="P3">-</text:p>
          </table:table-cell>
        </table:table-row>
        <table:table-row table:style-name="FoodItems.3">
          <table:table-cell table:style-name="FoodItems.A2" office:value-type="string">
            <text:p text:style-name="P16">Pie, Fresh Carrot</text:p>
          </table:table-cell>
          <table:table-cell table:style-name="FoodItems.B2" office:value-type="float" office:value="90">
            <text:p text:style-name="P49">90</text:p>
          </table:table-cell>
          <table:table-cell table:style-name="FoodItems.B2" office:value-type="float" office:value="120">
            <text:p text:style-name="P48">120</text:p>
          </table:table-cell>
          <table:table-cell table:style-name="FoodItems.A2" office:value-type="string">
            <text:p text:style-name="P49">R</text:p>
          </table:table-cell>
          <table:table-cell table:style-name="FoodItems.E77" office:value-type="string">
            <text:p text:style-name="P31">c</text:p>
          </table:table-cell>
        </table:table-row>
        <table:table-row table:style-name="FoodItems.3">
          <table:table-cell table:style-name="FoodItems.A2" office:value-type="string">
            <text:p text:style-name="P16">Pie, Fresh Melon</text:p>
          </table:table-cell>
          <table:table-cell table:style-name="FoodItems.B2" office:value-type="float" office:value="90">
            <text:p text:style-name="P49">90</text:p>
          </table:table-cell>
          <table:table-cell table:style-name="FoodItems.B2" office:value-type="float" office:value="120">
            <text:p text:style-name="P49">120</text:p>
          </table:table-cell>
          <table:table-cell table:style-name="FoodItems.A2" office:value-type="string">
            <text:p text:style-name="P49">R</text:p>
          </table:table-cell>
          <table:table-cell table:style-name="FoodItems.E78" office:value-type="string">
            <text:p text:style-name="P31">c</text:p>
          </table:table-cell>
        </table:table-row>
        <table:table-row table:style-name="FoodItems.3">
          <table:table-cell table:style-name="FoodItems.A2" office:value-type="string">
            <text:p text:style-name="P17">Pie, Fresh M<text:span text:style-name="T7">utfruit</text:span></text:p>
          </table:table-cell>
          <table:table-cell table:style-name="FoodItems.B2" office:value-type="float" office:value="90">
            <text:p text:style-name="P49">90</text:p>
          </table:table-cell>
          <table:table-cell table:style-name="FoodItems.B2" office:value-type="float" office:value="120">
            <text:p text:style-name="P49">120</text:p>
          </table:table-cell>
          <table:table-cell table:style-name="FoodItems.A2" office:value-type="string">
            <text:p text:style-name="P49">R</text:p>
          </table:table-cell>
          <table:table-cell table:style-name="FoodItems.E79" office:value-type="string">
            <text:p text:style-name="P31">c</text:p>
          </table:table-cell>
        </table:table-row>
        <table:table-row table:style-name="FoodItems.3">
          <table:table-cell table:style-name="FoodItems.A2" office:value-type="string">
            <text:p text:style-name="P18">Pie, Nuke Nut</text:p>
          </table:table-cell>
          <table:table-cell table:style-name="FoodItems.B2" office:value-type="float" office:value="50">
            <text:p text:style-name="P49">50</text:p>
          </table:table-cell>
          <table:table-cell table:style-name="FoodItems.B2" office:value-type="float" office:value="90">
            <text:p text:style-name="P49">90</text:p>
          </table:table-cell>
          <table:table-cell table:style-name="FoodItems.A2" office:value-type="string">
            <text:p text:style-name="P49">U</text:p>
          </table:table-cell>
          <table:table-cell table:style-name="FoodItems.E80" office:value-type="string">
            <text:p text:style-name="P3">-</text:p>
          </table:table-cell>
        </table:table-row>
        <table:table-row table:style-name="FoodItems.3">
          <table:table-cell table:style-name="FoodItems.A2" office:value-type="string">
            <text:p text:style-name="P16">Pie, Orange</text:p>
          </table:table-cell>
          <table:table-cell table:style-name="FoodItems.B2" office:value-type="float" office:value="50">
            <text:p text:style-name="P49">50</text:p>
          </table:table-cell>
          <table:table-cell table:style-name="FoodItems.B2" office:value-type="float" office:value="90">
            <text:p text:style-name="P49">90</text:p>
          </table:table-cell>
          <table:table-cell table:style-name="FoodItems.A2" office:value-type="string">
            <text:p text:style-name="P49">U</text:p>
          </table:table-cell>
          <table:table-cell table:style-name="FoodItems.E81" office:value-type="string">
            <text:p text:style-name="P3">-</text:p>
          </table:table-cell>
        </table:table-row>
        <table:table-row table:style-name="FoodItems.3">
          <table:table-cell table:style-name="FoodItems.A2" office:value-type="string">
            <text:p text:style-name="P16">Pie, Pumpkin</text:p>
          </table:table-cell>
          <table:table-cell table:style-name="FoodItems.B2" office:value-type="float" office:value="50">
            <text:p text:style-name="P49">50</text:p>
          </table:table-cell>
          <table:table-cell table:style-name="FoodItems.B2" office:value-type="float" office:value="90">
            <text:p text:style-name="P49">90</text:p>
          </table:table-cell>
          <table:table-cell table:style-name="FoodItems.A2" office:value-type="string">
            <text:p text:style-name="P49">U</text:p>
          </table:table-cell>
          <table:table-cell table:style-name="FoodItems.E82" office:value-type="string">
            <text:p text:style-name="P3">-</text:p>
          </table:table-cell>
        </table:table-row>
        <table:table-row table:style-name="FoodItems.3">
          <table:table-cell table:style-name="FoodItems.A2" office:value-type="string">
            <text:p text:style-name="P16">Pie, Wild Tarberry</text:p>
          </table:table-cell>
          <table:table-cell table:style-name="FoodItems.B2" office:value-type="float" office:value="90">
            <text:p text:style-name="P49">90</text:p>
          </table:table-cell>
          <table:table-cell table:style-name="FoodItems.B2" office:value-type="float" office:value="120">
            <text:p text:style-name="P49">120</text:p>
          </table:table-cell>
          <table:table-cell table:style-name="FoodItems.A2" office:value-type="string">
            <text:p text:style-name="P49">R</text:p>
          </table:table-cell>
          <table:table-cell table:style-name="FoodItems.E83" office:value-type="string">
            <text:p text:style-name="P3">-</text:p>
          </table:table-cell>
        </table:table-row>
        <table:table-row table:style-name="FoodItems.3">
          <table:table-cell table:style-name="FoodItems.A39" office:value-type="string">
            <text:p text:style-name="P16"/>
            <text:p text:style-name="P16"/>
            <text:p text:style-name="P16"/>
            <text:p text:style-name="P16"/>
            <text:p text:style-name="P16"/>
            <text:p text:style-name="P16"/>
          </table:table-cell>
          <table:table-cell table:style-name="FoodItems.B39">
            <text:p text:style-name="P49"/>
          </table:table-cell>
          <table:table-cell table:style-name="FoodItems.B39">
            <text:p text:style-name="P49"/>
          </table:table-cell>
          <table:table-cell table:style-name="FoodItems.B39">
            <text:p text:style-name="P49"/>
          </table:table-cell>
          <table:table-cell table:style-name="FoodItems.B39">
            <text:p text:style-name="P3"/>
          </table:table-cell>
        </table:table-row>
        <text:soft-page-break/>
        <table:table-row table:style-name="FoodItems.2">
          <table:table-cell table:style-name="FoodItems.A2" office:value-type="string">
            <text:p text:style-name="P15">Chips <text:span text:style-name="T10">(9)</text:span></text:p>
            <text:p text:style-name="P15"><text:s text:c="4"/><text:span text:style-name="T22">Boxed chips of sorts. <text:s/>Find a flavor you like and enjoy it, there’s not much more to it than that. <text:s/></text:span><text:span text:style-name="T29">Radiation-fre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15">Corn Chips, <text:span text:style-name="T8">Hubflower</text:span></text:p>
          </table:table-cell>
          <table:table-cell table:style-name="FoodItems.B2" office:value-type="float" office:value="38">
            <text:p text:style-name="P51">38</text:p>
          </table:table-cell>
          <table:table-cell table:style-name="FoodItems.B2" office:value-type="float" office:value="40">
            <text:p text:style-name="P51">40</text:p>
          </table:table-cell>
          <table:table-cell table:style-name="FoodItems.A2" office:value-type="string">
            <text:p text:style-name="P50">C</text:p>
          </table:table-cell>
          <table:table-cell table:style-name="FoodItems.E86" office:value-type="string">
            <text:p text:style-name="P3">-</text:p>
          </table:table-cell>
        </table:table-row>
        <table:table-row table:style-name="FoodItems.3">
          <table:table-cell table:style-name="FoodItems.A2" office:value-type="string">
            <text:p text:style-name="P15">Corn Chips, <text:span text:style-name="T8">Plain</text:span></text:p>
          </table:table-cell>
          <table:table-cell table:style-name="FoodItems.B2" office:value-type="float" office:value="35">
            <text:p text:style-name="P51">35</text:p>
          </table:table-cell>
          <table:table-cell table:style-name="FoodItems.B2" office:value-type="float" office:value="35">
            <text:p text:style-name="P51">35</text:p>
          </table:table-cell>
          <table:table-cell table:style-name="FoodItems.A2" office:value-type="string">
            <text:p text:style-name="P50">C</text:p>
          </table:table-cell>
          <table:table-cell table:style-name="FoodItems.E87" office:value-type="string">
            <text:p text:style-name="P3">-</text:p>
          </table:table-cell>
        </table:table-row>
        <table:table-row table:style-name="FoodItems.3">
          <table:table-cell table:style-name="FoodItems.A2" office:value-type="string">
            <text:p text:style-name="P14">Corn Chips, <text:span text:style-name="T8">Wild Tarberry</text:span></text:p>
          </table:table-cell>
          <table:table-cell table:style-name="FoodItems.B2" office:value-type="float" office:value="45">
            <text:p text:style-name="P51">45</text:p>
          </table:table-cell>
          <table:table-cell table:style-name="FoodItems.B2" office:value-type="float" office:value="50">
            <text:p text:style-name="P51">50</text:p>
          </table:table-cell>
          <table:table-cell table:style-name="FoodItems.A2" office:value-type="string">
            <text:p text:style-name="P50">R</text:p>
          </table:table-cell>
          <table:table-cell table:style-name="FoodItems.E88" office:value-type="string">
            <text:p text:style-name="P3">-</text:p>
          </table:table-cell>
        </table:table-row>
        <table:table-row table:style-name="FoodItems.3">
          <table:table-cell table:style-name="FoodItems.A2" office:value-type="string">
            <text:p text:style-name="P15">Corn Chips, <text:span text:style-name="T8">Wild Fruit</text:span></text:p>
          </table:table-cell>
          <table:table-cell table:style-name="FoodItems.B2" office:value-type="float" office:value="45">
            <text:p text:style-name="P51">45</text:p>
          </table:table-cell>
          <table:table-cell table:style-name="FoodItems.B2" office:value-type="float" office:value="50">
            <text:p text:style-name="P51">50</text:p>
          </table:table-cell>
          <table:table-cell table:style-name="FoodItems.A2" office:value-type="string">
            <text:p text:style-name="P50">R</text:p>
          </table:table-cell>
          <table:table-cell table:style-name="FoodItems.E89" office:value-type="string">
            <text:p text:style-name="P3">-</text:p>
          </table:table-cell>
        </table:table-row>
        <table:table-row table:style-name="FoodItems.3">
          <table:table-cell table:style-name="FoodItems.A2" office:value-type="string">
            <text:p text:style-name="P19">Potato Chips, Basic</text:p>
          </table:table-cell>
          <table:table-cell table:style-name="FoodItems.B2" office:value-type="float" office:value="35">
            <text:p text:style-name="P51">35</text:p>
          </table:table-cell>
          <table:table-cell table:style-name="FoodItems.B2" office:value-type="float" office:value="40">
            <text:p text:style-name="P51">40</text:p>
          </table:table-cell>
          <table:table-cell table:style-name="FoodItems.A2" office:value-type="string">
            <text:p text:style-name="P50">C</text:p>
          </table:table-cell>
          <table:table-cell table:style-name="FoodItems.E90" office:value-type="string">
            <text:p text:style-name="P3">-</text:p>
          </table:table-cell>
        </table:table-row>
        <table:table-row table:style-name="FoodItems.3">
          <table:table-cell table:style-name="FoodItems.A2" office:value-type="string">
            <text:p text:style-name="P19">Potato Chips, Cheese</text:p>
          </table:table-cell>
          <table:table-cell table:style-name="FoodItems.B2" office:value-type="float" office:value="45">
            <text:p text:style-name="P51">45</text:p>
          </table:table-cell>
          <table:table-cell table:style-name="FoodItems.B2" office:value-type="float" office:value="50">
            <text:p text:style-name="P51">50</text:p>
          </table:table-cell>
          <table:table-cell table:style-name="FoodItems.A2" office:value-type="string">
            <text:p text:style-name="P50">C</text:p>
          </table:table-cell>
          <table:table-cell table:style-name="FoodItems.E91" office:value-type="string">
            <text:p text:style-name="P3">-</text:p>
          </table:table-cell>
        </table:table-row>
        <table:table-row table:style-name="FoodItems.3">
          <table:table-cell table:style-name="FoodItems.A2" office:value-type="string">
            <text:p text:style-name="P19">Potato Chips, Onion</text:p>
          </table:table-cell>
          <table:table-cell table:style-name="FoodItems.B2" office:value-type="float" office:value="40">
            <text:p text:style-name="P51">40</text:p>
          </table:table-cell>
          <table:table-cell table:style-name="FoodItems.B2" office:value-type="float" office:value="52">
            <text:p text:style-name="P51">52</text:p>
          </table:table-cell>
          <table:table-cell table:style-name="FoodItems.A2" office:value-type="string">
            <text:p text:style-name="P50">C</text:p>
          </table:table-cell>
          <table:table-cell table:style-name="FoodItems.E92" office:value-type="string">
            <text:p text:style-name="P3">-</text:p>
          </table:table-cell>
        </table:table-row>
        <table:table-row table:style-name="FoodItems.3">
          <table:table-cell table:style-name="FoodItems.A2" office:value-type="string">
            <text:p text:style-name="P19">Potato Chips, Spicy</text:p>
          </table:table-cell>
          <table:table-cell table:style-name="FoodItems.B2" office:value-type="float" office:value="37">
            <text:p text:style-name="P51">37</text:p>
          </table:table-cell>
          <table:table-cell table:style-name="FoodItems.B2" office:value-type="float" office:value="50">
            <text:p text:style-name="P51">50</text:p>
          </table:table-cell>
          <table:table-cell table:style-name="FoodItems.A2" office:value-type="string">
            <text:p text:style-name="P50">C</text:p>
          </table:table-cell>
          <table:table-cell table:style-name="FoodItems.E93" office:value-type="string">
            <text:p text:style-name="P3">-</text:p>
          </table:table-cell>
        </table:table-row>
        <table:table-row table:style-name="FoodItems.3">
          <table:table-cell table:style-name="FoodItems.A2" office:value-type="string">
            <text:p text:style-name="P20">Veggie Chips</text:p>
          </table:table-cell>
          <table:table-cell table:style-name="FoodItems.B2" office:value-type="float" office:value="45">
            <text:p text:style-name="P51">45</text:p>
          </table:table-cell>
          <table:table-cell table:style-name="FoodItems.B2" office:value-type="float" office:value="65">
            <text:p text:style-name="P51">65</text:p>
          </table:table-cell>
          <table:table-cell table:style-name="FoodItems.A2" office:value-type="string">
            <text:p text:style-name="P50">U</text:p>
          </table:table-cell>
          <table:table-cell table:style-name="FoodItems.E94" office:value-type="string">
            <text:p text:style-name="P3">-</text:p>
          </table:table-cell>
        </table:table-row>
        <table:table-row table:style-name="FoodItems.3">
          <table:table-cell table:style-name="FoodItems.A39" office:value-type="string">
            <text:p text:style-name="P20"/>
          </table:table-cell>
          <table:table-cell table:style-name="FoodItems.B39">
            <text:p text:style-name="P51"/>
          </table:table-cell>
          <table:table-cell table:style-name="FoodItems.B39">
            <text:p text:style-name="P51"/>
          </table:table-cell>
          <table:table-cell table:style-name="FoodItems.B39">
            <text:p text:style-name="P50"/>
          </table:table-cell>
          <table:table-cell table:style-name="FoodItems.B39">
            <text:p text:style-name="P3"/>
          </table:table-cell>
        </table:table-row>
        <table:table-row table:style-name="FoodItems.2">
          <table:table-cell table:style-name="FoodItems.A2" office:value-type="string">
            <text:p text:style-name="P20">Meat and Eggs <text:span text:style-name="T10">(</text:span><text:span text:style-name="T11">16</text:span><text:span text:style-name="T10">)</text:span></text:p>
            <text:p text:style-name="P20"><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2">Deathclaw Bacon</text:p>
          </table:table-cell>
          <table:table-cell table:style-name="FoodItems.B2" office:value-type="float" office:value="28">
            <text:p text:style-name="P52">28</text:p>
          </table:table-cell>
          <table:table-cell table:style-name="FoodItems.B2" office:value-type="float" office:value="33">
            <text:p text:style-name="P54">33</text:p>
          </table:table-cell>
          <table:table-cell table:style-name="FoodItems.A2" office:value-type="string">
            <text:p text:style-name="P52">R</text:p>
          </table:table-cell>
          <table:table-cell table:style-name="FoodItems.E97" office:value-type="string">
            <text:p text:style-name="P3">-</text:p>
          </table:table-cell>
        </table:table-row>
        <table:table-row table:style-name="FoodItems.3">
          <table:table-cell table:style-name="FoodItems.A2" office:value-type="string">
            <text:p text:style-name="P22">Deathclaw Corn Dogs</text:p>
          </table:table-cell>
          <table:table-cell table:style-name="FoodItems.B2" office:value-type="float" office:value="43">
            <text:p text:style-name="P52">43</text:p>
          </table:table-cell>
          <table:table-cell table:style-name="FoodItems.B2" office:value-type="float" office:value="60">
            <text:p text:style-name="P54">60</text:p>
          </table:table-cell>
          <table:table-cell table:style-name="FoodItems.A2" office:value-type="string">
            <text:p text:style-name="P52">R</text:p>
          </table:table-cell>
          <table:table-cell table:style-name="FoodItems.E98" office:value-type="string">
            <text:p text:style-name="P3">-</text:p>
          </table:table-cell>
        </table:table-row>
        <table:table-row table:style-name="FoodItems.3">
          <table:table-cell table:style-name="FoodItems.A2" office:value-type="string">
            <text:p text:style-name="P22">Omelet, Beef</text:p>
          </table:table-cell>
          <table:table-cell table:style-name="FoodItems.B2" office:value-type="float" office:value="66">
            <text:p text:style-name="P53">66</text:p>
          </table:table-cell>
          <table:table-cell table:style-name="FoodItems.B2" office:value-type="float" office:value="60">
            <text:p text:style-name="P54">60</text:p>
          </table:table-cell>
          <table:table-cell table:style-name="FoodItems.A2" office:value-type="string">
            <text:p text:style-name="P52">U</text:p>
          </table:table-cell>
          <table:table-cell table:style-name="FoodItems.E99" office:value-type="string">
            <text:p text:style-name="P3">-</text:p>
          </table:table-cell>
        </table:table-row>
        <table:table-row table:style-name="FoodItems.3">
          <table:table-cell table:style-name="FoodItems.A2" office:value-type="string">
            <text:p text:style-name="P22">Omelet, Cheese</text:p>
          </table:table-cell>
          <table:table-cell table:style-name="FoodItems.B2" office:value-type="float" office:value="55">
            <text:p text:style-name="P53">55</text:p>
          </table:table-cell>
          <table:table-cell table:style-name="FoodItems.B2" office:value-type="float" office:value="55">
            <text:p text:style-name="P54">55</text:p>
          </table:table-cell>
          <table:table-cell table:style-name="FoodItems.A2" office:value-type="string">
            <text:p text:style-name="P52">U</text:p>
          </table:table-cell>
          <table:table-cell table:style-name="FoodItems.E100" office:value-type="string">
            <text:p text:style-name="P3">-</text:p>
          </table:table-cell>
        </table:table-row>
        <table:table-row table:style-name="FoodItems.3">
          <table:table-cell table:style-name="FoodItems.A2" office:value-type="string">
            <text:p text:style-name="P22">Omelet, Chicken</text:p>
          </table:table-cell>
          <table:table-cell table:style-name="FoodItems.B2" office:value-type="float" office:value="75">
            <text:p text:style-name="P53">75</text:p>
          </table:table-cell>
          <table:table-cell table:style-name="FoodItems.B2" office:value-type="float" office:value="70">
            <text:p text:style-name="P54">70</text:p>
          </table:table-cell>
          <table:table-cell table:style-name="FoodItems.A2" office:value-type="string">
            <text:p text:style-name="P52">R</text:p>
          </table:table-cell>
          <table:table-cell table:style-name="FoodItems.E101" office:value-type="string">
            <text:p text:style-name="P3">-</text:p>
          </table:table-cell>
        </table:table-row>
        <table:table-row table:style-name="FoodItems.3">
          <table:table-cell table:style-name="FoodItems.A2" office:value-type="string">
            <text:p text:style-name="P22">Omelet, Deathclaw</text:p>
          </table:table-cell>
          <table:table-cell table:style-name="FoodItems.B2" office:value-type="float" office:value="90">
            <text:p text:style-name="P53">90</text:p>
          </table:table-cell>
          <table:table-cell table:style-name="FoodItems.B2" office:value-type="float" office:value="90">
            <text:p text:style-name="P54">90</text:p>
          </table:table-cell>
          <table:table-cell table:style-name="FoodItems.A2" office:value-type="string">
            <text:p text:style-name="P52">R</text:p>
          </table:table-cell>
          <table:table-cell table:style-name="FoodItems.E102" office:value-type="string">
            <text:p text:style-name="P3">-</text:p>
          </table:table-cell>
        </table:table-row>
        <table:table-row table:style-name="FoodItems.3">
          <table:table-cell table:style-name="FoodItems.A2" office:value-type="string">
            <text:p text:style-name="P22">Omelet, Plain</text:p>
          </table:table-cell>
          <table:table-cell table:style-name="FoodItems.B2" office:value-type="float" office:value="35">
            <text:p text:style-name="P52">35</text:p>
          </table:table-cell>
          <table:table-cell table:style-name="FoodItems.B2" office:value-type="float" office:value="40">
            <text:p text:style-name="P54">40</text:p>
          </table:table-cell>
          <table:table-cell table:style-name="FoodItems.A2" office:value-type="string">
            <text:p text:style-name="P52">U</text:p>
          </table:table-cell>
          <table:table-cell table:style-name="FoodItems.E103" office:value-type="string">
            <text:p text:style-name="P3">-</text:p>
          </table:table-cell>
        </table:table-row>
        <table:table-row table:style-name="FoodItems.3">
          <table:table-cell table:style-name="FoodItems.A2" office:value-type="string">
            <text:p text:style-name="P22">Omelet, Radstag</text:p>
          </table:table-cell>
          <table:table-cell table:style-name="FoodItems.B2" office:value-type="float" office:value="70">
            <text:p text:style-name="P53">70</text:p>
          </table:table-cell>
          <table:table-cell table:style-name="FoodItems.B2" office:value-type="float" office:value="60">
            <text:p text:style-name="P54">60</text:p>
          </table:table-cell>
          <table:table-cell table:style-name="FoodItems.A2" office:value-type="string">
            <text:p text:style-name="P52">R</text:p>
          </table:table-cell>
          <table:table-cell table:style-name="FoodItems.E104" office:value-type="string">
            <text:p text:style-name="P3">-</text:p>
          </table:table-cell>
        </table:table-row>
        <table:table-row table:style-name="FoodItems.3">
          <table:table-cell table:style-name="FoodItems.A2" office:value-type="string">
            <text:p text:style-name="P22">Omelet, Vegetable</text:p>
          </table:table-cell>
          <table:table-cell table:style-name="FoodItems.B2" office:value-type="float" office:value="62">
            <text:p text:style-name="P53">62</text:p>
          </table:table-cell>
          <table:table-cell table:style-name="FoodItems.B2" office:value-type="float" office:value="75">
            <text:p text:style-name="P54">75</text:p>
          </table:table-cell>
          <table:table-cell table:style-name="FoodItems.A2" office:value-type="string">
            <text:p text:style-name="P52">U</text:p>
          </table:table-cell>
          <table:table-cell table:style-name="FoodItems.E105" office:value-type="string">
            <text:p text:style-name="P3">-</text:p>
          </table:table-cell>
        </table:table-row>
        <table:table-row table:style-name="FoodItems.3">
          <table:table-cell table:style-name="FoodItems.A2" office:value-type="string">
            <text:p text:style-name="P23">Scrambled Eggs</text:p>
          </table:table-cell>
          <table:table-cell table:style-name="FoodItems.B2" office:value-type="float" office:value="35">
            <text:p text:style-name="P52">35</text:p>
          </table:table-cell>
          <table:table-cell table:style-name="FoodItems.B2" office:value-type="float" office:value="35">
            <text:p text:style-name="P55">35</text:p>
          </table:table-cell>
          <table:table-cell table:style-name="FoodItems.A2" office:value-type="string">
            <text:p text:style-name="P55">C</text:p>
          </table:table-cell>
          <table:table-cell table:style-name="FoodItems.E106" office:value-type="string">
            <text:p text:style-name="P3">-</text:p>
          </table:table-cell>
        </table:table-row>
        <table:table-row table:style-name="FoodItems.3">
          <table:table-cell table:style-name="FoodItems.A2" office:value-type="string">
            <text:p text:style-name="P23">Scrambled Eggs n’ Cheese</text:p>
          </table:table-cell>
          <table:table-cell table:style-name="FoodItems.B2" office:value-type="float" office:value="50">
            <text:p text:style-name="P52">50</text:p>
          </table:table-cell>
          <table:table-cell table:style-name="FoodItems.B2" office:value-type="float" office:value="50">
            <text:p text:style-name="P55">50</text:p>
          </table:table-cell>
          <table:table-cell table:style-name="FoodItems.A2" office:value-type="string">
            <text:p text:style-name="P55">C</text:p>
          </table:table-cell>
          <table:table-cell table:style-name="FoodItems.E107" office:value-type="string">
            <text:p text:style-name="P3">-</text:p>
          </table:table-cell>
        </table:table-row>
        <table:table-row table:style-name="FoodItems.3">
          <table:table-cell table:style-name="FoodItems.A2" office:value-type="string">
            <text:p text:style-name="P23">Scrambled Eggs, Bacon</text:p>
          </table:table-cell>
          <table:table-cell table:style-name="FoodItems.B2" office:value-type="float" office:value="55">
            <text:p text:style-name="P55">55</text:p>
          </table:table-cell>
          <table:table-cell table:style-name="FoodItems.B2" office:value-type="float" office:value="60">
            <text:p text:style-name="P55">60</text:p>
          </table:table-cell>
          <table:table-cell table:style-name="FoodItems.A2" office:value-type="string">
            <text:p text:style-name="P55">R</text:p>
          </table:table-cell>
          <table:table-cell table:style-name="FoodItems.E108" office:value-type="string">
            <text:p text:style-name="P3">-</text:p>
          </table:table-cell>
        </table:table-row>
        <table:table-row table:style-name="FoodItems.3">
          <table:table-cell table:style-name="FoodItems.A2" office:value-type="string">
            <text:p text:style-name="P23">Scrambled Eggs, Blossom</text:p>
          </table:table-cell>
          <table:table-cell table:style-name="FoodItems.B2" office:value-type="float" office:value="48">
            <text:p text:style-name="P52">48</text:p>
          </table:table-cell>
          <table:table-cell table:style-name="FoodItems.B2" office:value-type="float" office:value="85">
            <text:p text:style-name="P55">85</text:p>
          </table:table-cell>
          <table:table-cell table:style-name="FoodItems.A2" office:value-type="string">
            <text:p text:style-name="P55">R</text:p>
          </table:table-cell>
          <table:table-cell table:style-name="FoodItems.E109" office:value-type="string">
            <text:p text:style-name="P3">-</text:p>
          </table:table-cell>
        </table:table-row>
        <table:table-row table:style-name="FoodItems.3">
          <table:table-cell table:style-name="FoodItems.A2" office:value-type="string">
            <text:p text:style-name="P23">Scrambled Eggs, Buttered</text:p>
          </table:table-cell>
          <table:table-cell table:style-name="FoodItems.B2" office:value-type="float" office:value="40">
            <text:p text:style-name="P52">40</text:p>
          </table:table-cell>
          <table:table-cell table:style-name="FoodItems.B2" office:value-type="float" office:value="45">
            <text:p text:style-name="P55">45</text:p>
          </table:table-cell>
          <table:table-cell table:style-name="FoodItems.A2" office:value-type="string">
            <text:p text:style-name="P55">C</text:p>
          </table:table-cell>
          <table:table-cell table:style-name="FoodItems.E110" office:value-type="string">
            <text:p text:style-name="P3">-</text:p>
          </table:table-cell>
        </table:table-row>
        <table:table-row table:style-name="FoodItems.3">
          <table:table-cell table:style-name="FoodItems.A2" office:value-type="string">
            <text:p text:style-name="P23">Scrambled Eggs, Thistle</text:p>
          </table:table-cell>
          <table:table-cell table:style-name="FoodItems.B2" office:value-type="float" office:value="80">
            <text:p text:style-name="P52">80</text:p>
          </table:table-cell>
          <table:table-cell table:style-name="FoodItems.B2" office:value-type="float" office:value="100">
            <text:p text:style-name="P55">100</text:p>
          </table:table-cell>
          <table:table-cell table:style-name="FoodItems.A2" office:value-type="string">
            <text:p text:style-name="P55">R</text:p>
          </table:table-cell>
          <table:table-cell table:style-name="FoodItems.E111" office:value-type="string">
            <text:p text:style-name="P3">-</text:p>
          </table:table-cell>
        </table:table-row>
        <table:table-row table:style-name="FoodItems.3">
          <table:table-cell table:style-name="FoodItems.A2" office:value-type="string">
            <text:p text:style-name="P23">Scrambled Eggs, Vegg<text:span text:style-name="T12">ie</text:span></text:p>
          </table:table-cell>
          <table:table-cell table:style-name="FoodItems.B2" office:value-type="float" office:value="58">
            <text:p text:style-name="P52">58</text:p>
          </table:table-cell>
          <table:table-cell table:style-name="FoodItems.B2" office:value-type="float" office:value="70">
            <text:p text:style-name="P55">70</text:p>
          </table:table-cell>
          <table:table-cell table:style-name="FoodItems.A2" office:value-type="string">
            <text:p text:style-name="P55">U</text:p>
          </table:table-cell>
          <table:table-cell table:style-name="FoodItems.E112" office:value-type="string">
            <text:p text:style-name="P3">-</text:p>
          </table:table-cell>
        </table:table-row>
        <text:soft-page-break/>
        <table:table-row table:style-name="FoodItems.2">
          <table:table-cell table:style-name="FoodItems.A2" office:value-type="string">
            <text:p text:style-name="P24">Pizza <text:span text:style-name="T13">(6)</text:span></text:p>
            <text:p text:style-name="P24"><text:s text:c="4"/><text:span text:style-name="T23">Boxed pizza that stays fresh and preserved, and self-cooks when opened and enjoyed. <text:s/>At least a few flavors and options are commonly available, and basic, plain cheese pizza is the most common on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5">Pizza, <text:span text:style-name="T12">Basic Cheese</text:span></text:p>
          </table:table-cell>
          <table:table-cell table:style-name="FoodItems.B2" office:value-type="float" office:value="100">
            <text:p text:style-name="P56">100</text:p>
          </table:table-cell>
          <table:table-cell table:style-name="FoodItems.B2" office:value-type="float" office:value="200">
            <text:p text:style-name="P56">200</text:p>
          </table:table-cell>
          <table:table-cell table:style-name="FoodItems.A2" office:value-type="string">
            <text:p text:style-name="P56">U</text:p>
          </table:table-cell>
          <table:table-cell table:style-name="FoodItems.E114" office:value-type="string">
            <text:p text:style-name="P3">-</text:p>
          </table:table-cell>
        </table:table-row>
        <table:table-row table:style-name="FoodItems.3">
          <table:table-cell table:style-name="FoodItems.A2" office:value-type="string">
            <text:p text:style-name="P25">Pizza, <text:span text:style-name="T12">Beef</text:span></text:p>
          </table:table-cell>
          <table:table-cell table:style-name="FoodItems.B2" office:value-type="float" office:value="125">
            <text:p text:style-name="P56">125</text:p>
          </table:table-cell>
          <table:table-cell table:style-name="FoodItems.B2" office:value-type="float" office:value="250">
            <text:p text:style-name="P56">250</text:p>
          </table:table-cell>
          <table:table-cell table:style-name="FoodItems.A2" office:value-type="string">
            <text:p text:style-name="P56">R</text:p>
          </table:table-cell>
          <table:table-cell table:style-name="FoodItems.E115" office:value-type="string">
            <text:p text:style-name="P3">-</text:p>
          </table:table-cell>
        </table:table-row>
        <table:table-row table:style-name="FoodItems.3">
          <table:table-cell table:style-name="FoodItems.A2" office:value-type="string">
            <text:p text:style-name="P25">Pizza, <text:span text:style-name="T12">Cheese n’ Bacon</text:span></text:p>
          </table:table-cell>
          <table:table-cell table:style-name="FoodItems.B2" office:value-type="float" office:value="150">
            <text:p text:style-name="P56">150</text:p>
          </table:table-cell>
          <table:table-cell table:style-name="FoodItems.B2" office:value-type="float" office:value="300">
            <text:p text:style-name="P56">300</text:p>
          </table:table-cell>
          <table:table-cell table:style-name="FoodItems.A2" office:value-type="string">
            <text:p text:style-name="P56">R</text:p>
          </table:table-cell>
          <table:table-cell table:style-name="FoodItems.E116" office:value-type="string">
            <text:p text:style-name="P3">-</text:p>
          </table:table-cell>
        </table:table-row>
        <table:table-row table:style-name="FoodItems.3">
          <table:table-cell table:style-name="FoodItems.A2" office:value-type="string">
            <text:p text:style-name="P25">Pizza, <text:span text:style-name="T12">Chicken</text:span></text:p>
          </table:table-cell>
          <table:table-cell table:style-name="FoodItems.B2" office:value-type="float" office:value="125">
            <text:p text:style-name="P56">125</text:p>
          </table:table-cell>
          <table:table-cell table:style-name="FoodItems.B2" office:value-type="float" office:value="250">
            <text:p text:style-name="P56">250</text:p>
          </table:table-cell>
          <table:table-cell table:style-name="FoodItems.A2" office:value-type="string">
            <text:p text:style-name="P56">R</text:p>
          </table:table-cell>
          <table:table-cell table:style-name="FoodItems.E117" office:value-type="string">
            <text:p text:style-name="P3">-</text:p>
          </table:table-cell>
        </table:table-row>
        <table:table-row table:style-name="FoodItems.3">
          <table:table-cell table:style-name="FoodItems.A2" office:value-type="string">
            <text:p text:style-name="P25">Pizza, <text:span text:style-name="T12">Veggie</text:span></text:p>
          </table:table-cell>
          <table:table-cell table:style-name="FoodItems.B2" office:value-type="float" office:value="120">
            <text:p text:style-name="P56">120</text:p>
          </table:table-cell>
          <table:table-cell table:style-name="FoodItems.B2" office:value-type="float" office:value="240">
            <text:p text:style-name="P56">240</text:p>
          </table:table-cell>
          <table:table-cell table:style-name="FoodItems.A2" office:value-type="string">
            <text:p text:style-name="P56">U</text:p>
          </table:table-cell>
          <table:table-cell table:style-name="FoodItems.E118" office:value-type="string">
            <text:p text:style-name="P3">-</text:p>
          </table:table-cell>
        </table:table-row>
        <table:table-row table:style-name="FoodItems.3">
          <table:table-cell table:style-name="FoodItems.A2" office:value-type="string">
            <text:p text:style-name="P25">Pizza, <text:span text:style-name="T12">X-Plant</text:span></text:p>
          </table:table-cell>
          <table:table-cell table:style-name="FoodItems.B2" office:value-type="float" office:value="200">
            <text:p text:style-name="P56">200</text:p>
          </table:table-cell>
          <table:table-cell table:style-name="FoodItems.B2" office:value-type="float" office:value="400">
            <text:p text:style-name="P56">400</text:p>
          </table:table-cell>
          <table:table-cell table:style-name="FoodItems.A2" office:value-type="string">
            <text:p text:style-name="P56">R</text:p>
          </table:table-cell>
          <table:table-cell table:style-name="FoodItems.E119" office:value-type="string">
            <text:p text:style-name="P3">-</text:p>
          </table:table-cell>
        </table:table-row>
        <table:table-row table:style-name="FoodItems.3">
          <table:table-cell table:style-name="FoodItems.A39" office:value-type="string">
            <text:p text:style-name="P25"/>
          </table:table-cell>
          <table:table-cell table:style-name="FoodItems.B39">
            <text:p text:style-name="P56"/>
          </table:table-cell>
          <table:table-cell table:style-name="FoodItems.B39">
            <text:p text:style-name="P56"/>
          </table:table-cell>
          <table:table-cell table:style-name="FoodItems.B39">
            <text:p text:style-name="P56"/>
          </table:table-cell>
          <table:table-cell table:style-name="FoodItems.B39">
            <text:p text:style-name="P3"/>
          </table:table-cell>
        </table:table-row>
        <table:table-row table:style-name="FoodItems.2">
          <table:table-cell table:style-name="FoodItems.A2" office:value-type="string">
            <text:p text:style-name="P26">Popcorn (<text:span text:style-name="T14">6</text:span>)</text:p>
            <text:p text:style-name="P26"><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6">Popcorn, Buttered</text:p>
          </table:table-cell>
          <table:table-cell table:style-name="FoodItems.B2" office:value-type="float" office:value="40">
            <text:p text:style-name="P59">40</text:p>
          </table:table-cell>
          <table:table-cell table:style-name="FoodItems.B2" office:value-type="float" office:value="60">
            <text:p text:style-name="P59">60</text:p>
          </table:table-cell>
          <table:table-cell table:style-name="FoodItems.A2" office:value-type="string">
            <text:p text:style-name="P57">U</text:p>
          </table:table-cell>
          <table:table-cell table:style-name="FoodItems.E122" office:value-type="string">
            <text:p text:style-name="P3">-</text:p>
          </table:table-cell>
        </table:table-row>
        <table:table-row table:style-name="FoodItems.3">
          <table:table-cell table:style-name="FoodItems.A2" office:value-type="string">
            <text:p text:style-name="P26">Popcorn, Cheese</text:p>
          </table:table-cell>
          <table:table-cell table:style-name="FoodItems.B2" office:value-type="float" office:value="45">
            <text:p text:style-name="P59">45</text:p>
          </table:table-cell>
          <table:table-cell table:style-name="FoodItems.B2" office:value-type="float" office:value="60">
            <text:p text:style-name="P59">60</text:p>
          </table:table-cell>
          <table:table-cell table:style-name="FoodItems.A2" office:value-type="string">
            <text:p text:style-name="P57">U</text:p>
          </table:table-cell>
          <table:table-cell table:style-name="FoodItems.E123" office:value-type="string">
            <text:p text:style-name="P3">-</text:p>
          </table:table-cell>
        </table:table-row>
        <table:table-row table:style-name="FoodItems.3">
          <table:table-cell table:style-name="FoodItems.A2" office:value-type="string">
            <text:p text:style-name="P26">Popcorn, Fresh</text:p>
          </table:table-cell>
          <table:table-cell table:style-name="FoodItems.B2" office:value-type="float" office:value="35">
            <text:p text:style-name="P59">35</text:p>
          </table:table-cell>
          <table:table-cell table:style-name="FoodItems.B2" office:value-type="float" office:value="90">
            <text:p text:style-name="P58">90</text:p>
          </table:table-cell>
          <table:table-cell table:style-name="FoodItems.A2" office:value-type="string">
            <text:p text:style-name="P57">R</text:p>
          </table:table-cell>
          <table:table-cell table:style-name="FoodItems.E124" office:value-type="string">
            <text:p text:style-name="P31">c</text:p>
          </table:table-cell>
        </table:table-row>
        <table:table-row table:style-name="FoodItems.3">
          <table:table-cell table:style-name="FoodItems.A2" office:value-type="string">
            <text:p text:style-name="P26">Popcorn, Kettle</text:p>
          </table:table-cell>
          <table:table-cell table:style-name="FoodItems.B2" office:value-type="float" office:value="45">
            <text:p text:style-name="P59">45</text:p>
          </table:table-cell>
          <table:table-cell table:style-name="FoodItems.B2" office:value-type="float" office:value="60">
            <text:p text:style-name="P59">60</text:p>
          </table:table-cell>
          <table:table-cell table:style-name="FoodItems.A2" office:value-type="string">
            <text:p text:style-name="P57">U</text:p>
          </table:table-cell>
          <table:table-cell table:style-name="FoodItems.E125" office:value-type="string">
            <text:p text:style-name="P3">-</text:p>
          </table:table-cell>
        </table:table-row>
        <table:table-row table:style-name="FoodItems.3">
          <table:table-cell table:style-name="FoodItems.A2" office:value-type="string">
            <text:p text:style-name="P26">Popcorn, Plain</text:p>
          </table:table-cell>
          <table:table-cell table:style-name="FoodItems.B2" office:value-type="float" office:value="35">
            <text:p text:style-name="P59">35</text:p>
          </table:table-cell>
          <table:table-cell table:style-name="FoodItems.B2" office:value-type="float" office:value="45">
            <text:p text:style-name="P59">45</text:p>
          </table:table-cell>
          <table:table-cell table:style-name="FoodItems.A2" office:value-type="string">
            <text:p text:style-name="P57">C</text:p>
          </table:table-cell>
          <table:table-cell table:style-name="FoodItems.E126" office:value-type="string">
            <text:p text:style-name="P3">-</text:p>
          </table:table-cell>
        </table:table-row>
        <table:table-row table:style-name="FoodItems.3">
          <table:table-cell table:style-name="FoodItems.A2" office:value-type="string">
            <text:p text:style-name="P26">Popcorn, Wild</text:p>
          </table:table-cell>
          <table:table-cell table:style-name="FoodItems.B2" office:value-type="float" office:value="50">
            <text:p text:style-name="P59">50</text:p>
          </table:table-cell>
          <table:table-cell table:style-name="FoodItems.B2" office:value-type="float" office:value="90">
            <text:p text:style-name="P59">90</text:p>
          </table:table-cell>
          <table:table-cell table:style-name="FoodItems.A2" office:value-type="string">
            <text:p text:style-name="P57">R</text:p>
          </table:table-cell>
          <table:table-cell table:style-name="FoodItems.E127" office:value-type="string">
            <text:p text:style-name="P3">-</text:p>
          </table:table-cell>
        </table:table-row>
        <table:table-row table:style-name="FoodItems.3">
          <table:table-cell table:style-name="FoodItems.A39" office:value-type="string">
            <text:p text:style-name="P26"/>
          </table:table-cell>
          <table:table-cell table:style-name="FoodItems.B39">
            <text:p text:style-name="P59"/>
          </table:table-cell>
          <table:table-cell table:style-name="FoodItems.B39">
            <text:p text:style-name="P59"/>
          </table:table-cell>
          <table:table-cell table:style-name="FoodItems.B39">
            <text:p text:style-name="P57"/>
          </table:table-cell>
          <table:table-cell table:style-name="FoodItems.B39">
            <text:p text:style-name="P3"/>
          </table:table-cell>
        </table:table-row>
        <table:table-row table:style-name="FoodItems.2">
          <table:table-cell table:style-name="FoodItems.A2" office:value-type="string">
            <text:p text:style-name="P27">Candy (<text:span text:style-name="T15">11</text:span>)</text:p>
            <text:p text:style-name="P27"><text:s text:c="4"/><text:span text:style-name="T24">Various flavors and types of delicious candies and treats. <text:s/></text:span><text:span text:style-name="T28">Somewhat nutritious too, go figur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8">Candy Bar, Apple</text:p>
          </table:table-cell>
          <table:table-cell table:style-name="FoodItems.B2" office:value-type="float" office:value="50">
            <text:p text:style-name="P64">50</text:p>
          </table:table-cell>
          <table:table-cell table:style-name="FoodItems.B2" office:value-type="float" office:value="110">
            <text:p text:style-name="P63">110</text:p>
          </table:table-cell>
          <table:table-cell table:style-name="FoodItems.A2" office:value-type="string">
            <text:p text:style-name="P62">C</text:p>
          </table:table-cell>
          <table:table-cell table:style-name="FoodItems.E130" office:value-type="string">
            <text:p text:style-name="P3">-</text:p>
          </table:table-cell>
        </table:table-row>
        <table:table-row table:style-name="FoodItems.3">
          <table:table-cell table:style-name="FoodItems.A2" office:value-type="string">
            <text:p text:style-name="P28">Candy Bar, Butter Dream</text:p>
          </table:table-cell>
          <table:table-cell table:style-name="FoodItems.B2" office:value-type="float" office:value="50">
            <text:p text:style-name="P64">50</text:p>
          </table:table-cell>
          <table:table-cell table:style-name="FoodItems.B2" office:value-type="float" office:value="100">
            <text:p text:style-name="P63">100</text:p>
          </table:table-cell>
          <table:table-cell table:style-name="FoodItems.A2" office:value-type="string">
            <text:p text:style-name="P62">C</text:p>
          </table:table-cell>
          <table:table-cell table:style-name="FoodItems.E131" office:value-type="string">
            <text:p text:style-name="P3">-</text:p>
          </table:table-cell>
        </table:table-row>
        <table:table-row table:style-name="FoodItems.3">
          <table:table-cell table:style-name="FoodItems.A2" office:value-type="string">
            <text:p text:style-name="P28">Candy Bar, Mint Choc.</text:p>
          </table:table-cell>
          <table:table-cell table:style-name="FoodItems.B2" office:value-type="float" office:value="90">
            <text:p text:style-name="P64">90</text:p>
          </table:table-cell>
          <table:table-cell table:style-name="FoodItems.B2" office:value-type="float" office:value="220">
            <text:p text:style-name="P63">220</text:p>
          </table:table-cell>
          <table:table-cell table:style-name="FoodItems.A2" office:value-type="string">
            <text:p text:style-name="P62">R</text:p>
          </table:table-cell>
          <table:table-cell table:style-name="FoodItems.E132" office:value-type="string">
            <text:p text:style-name="P3">-</text:p>
          </table:table-cell>
        </table:table-row>
        <table:table-row table:style-name="FoodItems.3">
          <table:table-cell table:style-name="FoodItems.A2" office:value-type="string">
            <text:p text:style-name="P28">Candy Bar, Mutfruit</text:p>
          </table:table-cell>
          <table:table-cell table:style-name="FoodItems.B2" office:value-type="float" office:value="55">
            <text:p text:style-name="P64">55</text:p>
          </table:table-cell>
          <table:table-cell table:style-name="FoodItems.B2" office:value-type="float" office:value="110">
            <text:p text:style-name="P63">110</text:p>
          </table:table-cell>
          <table:table-cell table:style-name="FoodItems.A2" office:value-type="string">
            <text:p text:style-name="P62">U</text:p>
          </table:table-cell>
          <table:table-cell table:style-name="FoodItems.E133" office:value-type="string">
            <text:p text:style-name="P3">-</text:p>
          </table:table-cell>
        </table:table-row>
        <table:table-row table:style-name="FoodItems.3">
          <table:table-cell table:style-name="FoodItems.A2" office:value-type="string">
            <text:p text:style-name="P28">Candy Bar, Nuke Nut</text:p>
          </table:table-cell>
          <table:table-cell table:style-name="FoodItems.B2" office:value-type="float" office:value="70">
            <text:p text:style-name="P64">70</text:p>
          </table:table-cell>
          <table:table-cell table:style-name="FoodItems.B2" office:value-type="float" office:value="120">
            <text:p text:style-name="P63">120</text:p>
          </table:table-cell>
          <table:table-cell table:style-name="FoodItems.A2" office:value-type="string">
            <text:p text:style-name="P62">C</text:p>
          </table:table-cell>
          <table:table-cell table:style-name="FoodItems.E134" office:value-type="string">
            <text:p text:style-name="P3">-</text:p>
          </table:table-cell>
        </table:table-row>
        <table:table-row table:style-name="FoodItems.3">
          <table:table-cell table:style-name="FoodItems.A2" office:value-type="string">
            <text:p text:style-name="P28">Candy Bar, Orange</text:p>
          </table:table-cell>
          <table:table-cell table:style-name="FoodItems.B2" office:value-type="float" office:value="55">
            <text:p text:style-name="P64">55</text:p>
          </table:table-cell>
          <table:table-cell table:style-name="FoodItems.B2" office:value-type="float" office:value="110">
            <text:p text:style-name="P63">110</text:p>
          </table:table-cell>
          <table:table-cell table:style-name="FoodItems.A2" office:value-type="string">
            <text:p text:style-name="P62">C</text:p>
          </table:table-cell>
          <table:table-cell table:style-name="FoodItems.E135" office:value-type="string">
            <text:p text:style-name="P3">-</text:p>
          </table:table-cell>
        </table:table-row>
        <table:table-row table:style-name="FoodItems.3">
          <table:table-cell table:style-name="FoodItems.A2" office:value-type="string">
            <text:p text:style-name="P28">Candy Bar, Pumpkin Spice</text:p>
          </table:table-cell>
          <table:table-cell table:style-name="FoodItems.B2" office:value-type="float" office:value="50">
            <text:p text:style-name="P64">50</text:p>
          </table:table-cell>
          <table:table-cell table:style-name="FoodItems.B2" office:value-type="float" office:value="100">
            <text:p text:style-name="P63">100</text:p>
          </table:table-cell>
          <table:table-cell table:style-name="FoodItems.A2" office:value-type="string">
            <text:p text:style-name="P62">C</text:p>
          </table:table-cell>
          <table:table-cell table:style-name="FoodItems.E136" office:value-type="string">
            <text:p text:style-name="P3">-</text:p>
          </table:table-cell>
        </table:table-row>
        <table:table-row table:style-name="FoodItems.3">
          <table:table-cell table:style-name="FoodItems.A2" office:value-type="string">
            <text:p text:style-name="P28">Candy Bar, Sugar Spice</text:p>
          </table:table-cell>
          <table:table-cell table:style-name="FoodItems.B2" office:value-type="float" office:value="45">
            <text:p text:style-name="P64">45</text:p>
          </table:table-cell>
          <table:table-cell table:style-name="FoodItems.B2" office:value-type="float" office:value="100">
            <text:p text:style-name="P63">100</text:p>
          </table:table-cell>
          <table:table-cell table:style-name="FoodItems.A2" office:value-type="string">
            <text:p text:style-name="P62">C</text:p>
          </table:table-cell>
          <table:table-cell table:style-name="FoodItems.E137" office:value-type="string">
            <text:p text:style-name="P3">-</text:p>
          </table:table-cell>
        </table:table-row>
        <table:table-row table:style-name="FoodItems.3">
          <table:table-cell table:style-name="FoodItems.A2" office:value-type="string">
            <text:p text:style-name="P28">Candy Bar, Tarberry</text:p>
          </table:table-cell>
          <table:table-cell table:style-name="FoodItems.B2" office:value-type="float" office:value="50">
            <text:p text:style-name="P64">50</text:p>
          </table:table-cell>
          <table:table-cell table:style-name="FoodItems.B2" office:value-type="float" office:value="120">
            <text:p text:style-name="P63">120</text:p>
          </table:table-cell>
          <table:table-cell table:style-name="FoodItems.A2" office:value-type="string">
            <text:p text:style-name="P62">C</text:p>
          </table:table-cell>
          <table:table-cell table:style-name="FoodItems.E138" office:value-type="string">
            <text:p text:style-name="P3">-</text:p>
          </table:table-cell>
        </table:table-row>
        <table:table-row table:style-name="FoodItems.3">
          <table:table-cell table:style-name="FoodItems.A2" office:value-type="string">
            <text:p text:style-name="P28">Candy Bar, Wild Mutfruit</text:p>
          </table:table-cell>
          <table:table-cell table:style-name="FoodItems.B2" office:value-type="float" office:value="65">
            <text:p text:style-name="P64">65</text:p>
          </table:table-cell>
          <table:table-cell table:style-name="FoodItems.B2" office:value-type="float" office:value="160">
            <text:p text:style-name="P63">160</text:p>
          </table:table-cell>
          <table:table-cell table:style-name="FoodItems.A2" office:value-type="string">
            <text:p text:style-name="P62">R</text:p>
          </table:table-cell>
          <table:table-cell table:style-name="FoodItems.E139" office:value-type="string">
            <text:p text:style-name="P3">-</text:p>
          </table:table-cell>
        </table:table-row>
        <table:table-row table:style-name="FoodItems.3">
          <table:table-cell table:style-name="FoodItems.A2" office:value-type="string">
            <text:p text:style-name="P28">Candy Bar, Wild Tarberry</text:p>
          </table:table-cell>
          <table:table-cell table:style-name="FoodItems.B2" office:value-type="float" office:value="65">
            <text:p text:style-name="P64">65</text:p>
          </table:table-cell>
          <table:table-cell table:style-name="FoodItems.B2" office:value-type="float" office:value="160">
            <text:p text:style-name="P63">160</text:p>
          </table:table-cell>
          <table:table-cell table:style-name="FoodItems.A2" office:value-type="string">
            <text:p text:style-name="P62">R</text:p>
          </table:table-cell>
          <table:table-cell table:style-name="FoodItems.E140" office:value-type="string">
            <text:p text:style-name="P3">-</text:p>
          </table:table-cell>
        </table:table-row>
        <text:soft-page-break/>
        <table:table-row table:style-name="FoodItems.2">
          <table:table-cell table:style-name="FoodItems.A2" office:value-type="string">
            <text:p text:style-name="P28">Ingredients (5, plus cooking oil from base game)</text:p>
            <text:p text:style-name="P28"><text:s text:c="4"/><text:span text:style-name="T24">You will need these things, along with various harvested and-or purchased crops and foods, to craft various DCDAM items yourself. <text:s/>Other components include types of water, and mor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8">Can O’ Bean Butter</text:p>
          </table:table-cell>
          <table:table-cell table:style-name="FoodItems.B2" office:value-type="float" office:value="10">
            <text:p text:style-name="P60">10</text:p>
          </table:table-cell>
          <table:table-cell table:style-name="FoodItems.B2" office:value-type="float" office:value="10">
            <text:p text:style-name="P60">10</text:p>
          </table:table-cell>
          <table:table-cell table:style-name="FoodItems.A2" office:value-type="string">
            <text:p text:style-name="P3">-</text:p>
          </table:table-cell>
          <table:table-cell table:style-name="FoodItems.E142" office:value-type="string">
            <text:p text:style-name="P3">-</text:p>
          </table:table-cell>
        </table:table-row>
        <table:table-row table:style-name="FoodItems.3">
          <table:table-cell table:style-name="FoodItems.A2" office:value-type="string">
            <text:p text:style-name="P28">Can O’ Nuke Nut Butter</text:p>
          </table:table-cell>
          <table:table-cell table:style-name="FoodItems.B2" office:value-type="float" office:value="22">
            <text:p text:style-name="P60">22</text:p>
          </table:table-cell>
          <table:table-cell table:style-name="FoodItems.B2" office:value-type="float" office:value="12">
            <text:p text:style-name="P60">12</text:p>
          </table:table-cell>
          <table:table-cell table:style-name="FoodItems.A2" office:value-type="string">
            <text:p text:style-name="P3">-</text:p>
          </table:table-cell>
          <table:table-cell table:style-name="FoodItems.E143" office:value-type="string">
            <text:p text:style-name="P3">-</text:p>
          </table:table-cell>
        </table:table-row>
        <table:table-row table:style-name="FoodItems.3">
          <table:table-cell table:style-name="FoodItems.A2" office:value-type="string">
            <text:p text:style-name="P28">Cooking Oil</text:p>
          </table:table-cell>
          <table:table-cell table:style-name="FoodItems.A2" office:value-type="string">
            <text:p text:style-name="P3">-</text:p>
          </table:table-cell>
          <table:table-cell table:style-name="FoodItems.B2" office:value-type="float" office:value="4">
            <text:p text:style-name="P60">4</text:p>
          </table:table-cell>
          <table:table-cell table:style-name="FoodItems.A2" office:value-type="string">
            <text:p text:style-name="P31">-</text:p>
          </table:table-cell>
          <table:table-cell table:style-name="FoodItems.E144" office:value-type="string">
            <text:p text:style-name="P31">a</text:p>
          </table:table-cell>
        </table:table-row>
        <table:table-row table:style-name="FoodItems.3">
          <table:table-cell table:style-name="FoodItems.A2" office:value-type="string">
            <text:p text:style-name="P28">Corn Sugar</text:p>
          </table:table-cell>
          <table:table-cell table:style-name="FoodItems.B2" office:value-type="float" office:value="2">
            <text:p text:style-name="P60">2</text:p>
          </table:table-cell>
          <table:table-cell table:style-name="FoodItems.B2" office:value-type="float" office:value="10">
            <text:p text:style-name="P60">10</text:p>
          </table:table-cell>
          <table:table-cell table:style-name="FoodItems.A2" office:value-type="string">
            <text:p text:style-name="P3">-</text:p>
          </table:table-cell>
          <table:table-cell table:style-name="FoodItems.E145" office:value-type="string">
            <text:p text:style-name="P3">-</text:p>
          </table:table-cell>
        </table:table-row>
        <table:table-row table:style-name="FoodItems.3">
          <table:table-cell table:style-name="FoodItems.A2" office:value-type="string">
            <text:p text:style-name="P28">Fungus Cheese</text:p>
          </table:table-cell>
          <table:table-cell table:style-name="FoodItems.B2" office:value-type="float" office:value="5">
            <text:p text:style-name="P60">5</text:p>
          </table:table-cell>
          <table:table-cell table:style-name="FoodItems.B2" office:value-type="float" office:value="10">
            <text:p text:style-name="P60">10</text:p>
          </table:table-cell>
          <table:table-cell table:style-name="FoodItems.A2" office:value-type="string">
            <text:p text:style-name="P3">-</text:p>
          </table:table-cell>
          <table:table-cell table:style-name="FoodItems.E146" office:value-type="string">
            <text:p text:style-name="P3">-</text:p>
          </table:table-cell>
        </table:table-row>
        <table:table-row table:style-name="FoodItems.3">
          <table:table-cell table:style-name="FoodItems.A2" office:value-type="string">
            <text:p text:style-name="P28">Raw Egg</text:p>
          </table:table-cell>
          <table:table-cell table:style-name="FoodItems.B2" office:value-type="float" office:value="1">
            <text:p text:style-name="P60">1</text:p>
          </table:table-cell>
          <table:table-cell table:style-name="FoodItems.B2" office:value-type="float" office:value="5">
            <text:p text:style-name="P60">5</text:p>
          </table:table-cell>
          <table:table-cell table:style-name="FoodItems.A2" office:value-type="string">
            <text:p text:style-name="P31">-</text:p>
          </table:table-cell>
          <table:table-cell table:style-name="FoodItems.E147" office:value-type="string">
            <text:p text:style-name="P31">a</text:p>
          </table:table-cell>
        </table:table-row>
        <table:table-row table:style-name="FoodItems.3">
          <table:table-cell table:style-name="FoodItems.A39" office:value-type="string">
            <text:p text:style-name="P28"/>
          </table:table-cell>
          <table:table-cell table:style-name="FoodItems.B39">
            <text:p text:style-name="P60"/>
          </table:table-cell>
          <table:table-cell table:style-name="FoodItems.B39">
            <text:p text:style-name="P60"/>
          </table:table-cell>
          <table:table-cell table:style-name="FoodItems.B39">
            <text:p text:style-name="P31"/>
          </table:table-cell>
          <table:table-cell table:style-name="FoodItems.B39">
            <text:p text:style-name="P31"/>
          </table:table-cell>
        </table:table-row>
        <table:table-row table:style-name="FoodItems.2">
          <table:table-cell table:style-name="FoodItems.A2" office:value-type="string">
            <text:p text:style-name="P28">Harvest-able Crops (<text:span text:style-name="T17">7</text:span>)</text:p>
            <text:p text:style-name="P28"><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9">Lunkflower</text:p>
          </table:table-cell>
          <table:table-cell table:style-name="FoodItems.B2" office:value-type="float" office:value="5">
            <text:p text:style-name="P61">5</text:p>
          </table:table-cell>
          <table:table-cell table:style-name="FoodItems.B2" office:value-type="float" office:value="8">
            <text:p text:style-name="P61">8</text:p>
          </table:table-cell>
          <table:table-cell table:style-name="FoodItems.A2" office:value-type="string">
            <text:p text:style-name="P61">C</text:p>
          </table:table-cell>
          <table:table-cell table:style-name="FoodItems.E150" office:value-type="string">
            <text:p text:style-name="P3">-</text:p>
          </table:table-cell>
        </table:table-row>
        <table:table-row table:style-name="FoodItems.3">
          <table:table-cell table:style-name="FoodItems.A2" office:value-type="string">
            <text:p text:style-name="P29">Mintberry</text:p>
          </table:table-cell>
          <table:table-cell table:style-name="FoodItems.B2" office:value-type="float" office:value="5">
            <text:p text:style-name="P61">5</text:p>
          </table:table-cell>
          <table:table-cell table:style-name="FoodItems.B2" office:value-type="float" office:value="16">
            <text:p text:style-name="P61">16</text:p>
          </table:table-cell>
          <table:table-cell table:style-name="FoodItems.A2" office:value-type="string">
            <text:p text:style-name="P61">C</text:p>
          </table:table-cell>
          <table:table-cell table:style-name="FoodItems.E151" office:value-type="string">
            <text:p text:style-name="P3">-</text:p>
          </table:table-cell>
        </table:table-row>
        <table:table-row table:style-name="FoodItems.3">
          <table:table-cell table:style-name="FoodItems.A2" office:value-type="string">
            <text:p text:style-name="P29">Nuke Nut</text:p>
          </table:table-cell>
          <table:table-cell table:style-name="FoodItems.B2" office:value-type="float" office:value="12">
            <text:p text:style-name="P61">12</text:p>
          </table:table-cell>
          <table:table-cell table:style-name="FoodItems.B2" office:value-type="float" office:value="12">
            <text:p text:style-name="P61">12</text:p>
          </table:table-cell>
          <table:table-cell table:style-name="FoodItems.A2" office:value-type="string">
            <text:p text:style-name="P61">C</text:p>
          </table:table-cell>
          <table:table-cell table:style-name="FoodItems.E152" office:value-type="string">
            <text:p text:style-name="P3">-</text:p>
          </table:table-cell>
        </table:table-row>
        <table:table-row table:style-name="FoodItems.3">
          <table:table-cell table:style-name="FoodItems.A2" office:value-type="string">
            <text:p text:style-name="P29">Nuclear Orange</text:p>
          </table:table-cell>
          <table:table-cell table:style-name="FoodItems.B2" office:value-type="float" office:value="12">
            <text:p text:style-name="P61">12</text:p>
          </table:table-cell>
          <table:table-cell table:style-name="FoodItems.B2" office:value-type="float" office:value="12">
            <text:p text:style-name="P61">12</text:p>
          </table:table-cell>
          <table:table-cell table:style-name="FoodItems.A2" office:value-type="string">
            <text:p text:style-name="P61">C</text:p>
          </table:table-cell>
          <table:table-cell table:style-name="FoodItems.E153" office:value-type="string">
            <text:p text:style-name="P3">-</text:p>
          </table:table-cell>
        </table:table-row>
        <table:table-row table:style-name="FoodItems.3">
          <table:table-cell table:style-name="FoodItems.A2" office:value-type="string">
            <text:p text:style-name="P29">Starpepper Berry</text:p>
          </table:table-cell>
          <table:table-cell table:style-name="FoodItems.B2" office:value-type="float" office:value="5">
            <text:p text:style-name="P61">5</text:p>
          </table:table-cell>
          <table:table-cell table:style-name="FoodItems.B2" office:value-type="float" office:value="8">
            <text:p text:style-name="P61">8</text:p>
          </table:table-cell>
          <table:table-cell table:style-name="FoodItems.A2" office:value-type="string">
            <text:p text:style-name="P61">C</text:p>
          </table:table-cell>
          <table:table-cell table:style-name="FoodItems.E154" office:value-type="string">
            <text:p text:style-name="P3">-</text:p>
          </table:table-cell>
        </table:table-row>
        <table:table-row table:style-name="FoodItems.3">
          <table:table-cell table:style-name="FoodItems.A2" office:value-type="string">
            <text:p text:style-name="P29">Vine Apple</text:p>
          </table:table-cell>
          <table:table-cell table:style-name="FoodItems.B2" office:value-type="float" office:value="10">
            <text:p text:style-name="P61">10</text:p>
          </table:table-cell>
          <table:table-cell table:style-name="FoodItems.B2" office:value-type="float" office:value="10">
            <text:p text:style-name="P61">10</text:p>
          </table:table-cell>
          <table:table-cell table:style-name="FoodItems.A2" office:value-type="string">
            <text:p text:style-name="P61">C</text:p>
          </table:table-cell>
          <table:table-cell table:style-name="FoodItems.E155" office:value-type="string">
            <text:p text:style-name="P3">-</text:p>
          </table:table-cell>
        </table:table-row>
        <table:table-row table:style-name="FoodItems.3">
          <table:table-cell table:style-name="FoodItems.A2" office:value-type="string">
            <text:p text:style-name="P29">Vine Onion</text:p>
          </table:table-cell>
          <table:table-cell table:style-name="FoodItems.B2" office:value-type="float" office:value="5">
            <text:p text:style-name="P61">5</text:p>
          </table:table-cell>
          <table:table-cell table:style-name="FoodItems.B2" office:value-type="float" office:value="10">
            <text:p text:style-name="P61">10</text:p>
          </table:table-cell>
          <table:table-cell table:style-name="FoodItems.A2" office:value-type="string">
            <text:p text:style-name="P61">C</text:p>
          </table:table-cell>
          <table:table-cell table:style-name="FoodItems.E156"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28">Total <text:span text:style-name="T16">DCDAM</text:span> Items: <text:span text:style-name="T18">133</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
      <text:p text:style-name="P1">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1"/>
      <text:p text:style-name="P2">C: <text:s/>Common</text:p>
      <text:p text:style-name="P2">U: <text:s/>Uncommon</text:p>
      <text:p text:style-name="P2">R: <text:s/>R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5.5.2$Windows_X86_64 LibreOffice_project/ca8fe7424262805f223b9a2334bc7181abbcbf5e</meta:generator>
    <dc:date>2023-12-06T23:50:20.866000000</dc:date>
    <meta:editing-duration>PT7H49M34S</meta:editing-duration>
    <meta:editing-cycles>90</meta:editing-cycles>
    <meta:document-statistic meta:table-count="1" meta:image-count="0" meta:object-count="0" meta:page-count="7" meta:paragraph-count="707" meta:word-count="1440" meta:character-count="6280" meta:non-whitespace-character-count="5475"/>
  </office:meta>
</office:document-meta>
</file>